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b4b1" officeooo:paragraph-rsid="0010b4b1"/>
    </style:style>
    <style:style style:name="P2" style:family="paragraph" style:parent-style-name="Standard">
      <style:text-properties fo:font-weight="bold" officeooo:rsid="0010b4b1" officeooo:paragraph-rsid="0010b4b1" style:font-weight-asian="bold" style:font-weight-complex="bold"/>
    </style:style>
    <style:style style:name="P3" style:family="paragraph" style:parent-style-name="Standard">
      <style:text-properties fo:color="#005cbe" loext:opacity="100%" officeooo:rsid="0010b4b1" officeooo:paragraph-rsid="0010b4b1"/>
    </style:style>
    <style:style style:name="P4" style:family="paragraph" style:parent-style-name="Standard">
      <style:text-properties fo:color="#00a933" loext:opacity="100%" officeooo:rsid="0010b4b1" officeooo:paragraph-rsid="0010b4b1"/>
    </style:style>
    <style:style style:name="P5" style:family="paragraph" style:parent-style-name="Heading_20_3">
      <style:text-properties officeooo:rsid="0010b4b1" officeooo:paragraph-rsid="0012f977"/>
    </style:style>
    <style:style style:name="P6" style:family="paragraph" style:parent-style-name="Heading_20_3">
      <style:text-properties fo:font-size="13.5pt" officeooo:rsid="0010b4b1" officeooo:paragraph-rsid="00169c22"/>
    </style:style>
    <style:style style:name="P7" style:family="paragraph" style:parent-style-name="Standard">
      <style:text-properties officeooo:rsid="0010b4b1" officeooo:paragraph-rsid="0010b4b1"/>
    </style:style>
    <style:style style:name="P8" style:family="paragraph" style:parent-style-name="Standard">
      <style:text-properties officeooo:rsid="0010b4b1" officeooo:paragraph-rsid="00125cca"/>
    </style:style>
    <style:style style:name="P9" style:family="paragraph" style:parent-style-name="Standard">
      <style:text-properties officeooo:rsid="0010b4b1" officeooo:paragraph-rsid="0012f977"/>
    </style:style>
    <style:style style:name="P10" style:family="paragraph" style:parent-style-name="Standard">
      <style:text-properties officeooo:rsid="0010b4b1" officeooo:paragraph-rsid="00146499"/>
    </style:style>
    <style:style style:name="P11" style:family="paragraph" style:parent-style-name="Standard">
      <style:text-properties officeooo:rsid="0010b4b1" officeooo:paragraph-rsid="00169c22"/>
    </style:style>
    <style:style style:name="P12" style:family="paragraph" style:parent-style-name="Standard">
      <style:paragraph-properties fo:break-before="page"/>
      <style:text-properties officeooo:rsid="0010b4b1" officeooo:paragraph-rsid="00169c22"/>
    </style:style>
    <style:style style:name="P13" style:family="paragraph" style:parent-style-name="Standard">
      <style:text-properties officeooo:rsid="0010b4b1" officeooo:paragraph-rsid="0017684d"/>
    </style:style>
    <style:style style:name="P14" style:family="paragraph" style:parent-style-name="Standard">
      <style:text-properties officeooo:rsid="0010b4b1" officeooo:paragraph-rsid="00192103"/>
    </style:style>
    <style:style style:name="P15" style:family="paragraph" style:parent-style-name="Standard">
      <style:text-properties officeooo:rsid="0010b4b1" officeooo:paragraph-rsid="001a5d6b"/>
    </style:style>
    <style:style style:name="P16" style:family="paragraph" style:parent-style-name="Standard">
      <style:text-properties officeooo:rsid="0010b4b1" officeooo:paragraph-rsid="001bf577"/>
    </style:style>
    <style:style style:name="P17" style:family="paragraph" style:parent-style-name="Standard">
      <style:text-properties fo:font-weight="bold" officeooo:rsid="0010b4b1" officeooo:paragraph-rsid="00125cca" style:font-weight-asian="bold" style:font-weight-complex="bold"/>
    </style:style>
    <style:style style:name="P18" style:family="paragraph" style:parent-style-name="Standard">
      <style:text-properties fo:font-weight="bold" officeooo:rsid="0010b4b1" officeooo:paragraph-rsid="0012f977" style:font-weight-asian="bold" style:font-weight-complex="bold"/>
    </style:style>
    <style:style style:name="P19" style:family="paragraph" style:parent-style-name="Standard">
      <style:text-properties fo:font-weight="bold" officeooo:rsid="0010b4b1" officeooo:paragraph-rsid="00141619" style:font-weight-asian="bold" style:font-weight-complex="bold"/>
    </style:style>
    <style:style style:name="P20" style:family="paragraph" style:parent-style-name="Standard">
      <style:text-properties fo:font-weight="bold" officeooo:rsid="0010b4b1" officeooo:paragraph-rsid="00146499" style:font-weight-asian="bold" style:font-weight-complex="bold"/>
    </style:style>
    <style:style style:name="P21" style:family="paragraph" style:parent-style-name="Standard">
      <style:text-properties fo:font-weight="bold" officeooo:rsid="0010b4b1" officeooo:paragraph-rsid="00169c22" style:font-weight-asian="bold" style:font-weight-complex="bold"/>
    </style:style>
    <style:style style:name="P22" style:family="paragraph" style:parent-style-name="Standard">
      <style:text-properties fo:font-weight="bold" officeooo:rsid="0010b4b1" officeooo:paragraph-rsid="0017684d" style:font-weight-asian="bold" style:font-weight-complex="bold"/>
    </style:style>
    <style:style style:name="P23" style:family="paragraph" style:parent-style-name="Standard">
      <style:text-properties fo:font-weight="bold" officeooo:rsid="0010b4b1" officeooo:paragraph-rsid="00192103" style:font-weight-asian="bold" style:font-weight-complex="bold"/>
    </style:style>
    <style:style style:name="P24" style:family="paragraph" style:parent-style-name="Standard">
      <style:text-properties fo:font-weight="bold" officeooo:rsid="0010b4b1" officeooo:paragraph-rsid="001a5d6b" style:font-weight-asian="bold" style:font-weight-complex="bold"/>
    </style:style>
    <style:style style:name="P25" style:family="paragraph" style:parent-style-name="Standard">
      <style:text-properties fo:font-weight="bold" officeooo:rsid="0010b4b1" officeooo:paragraph-rsid="001bf577" style:font-weight-asian="bold" style:font-weight-complex="bold"/>
    </style:style>
    <style:style style:name="P26" style:family="paragraph" style:parent-style-name="Standard">
      <style:text-properties fo:color="#005cbe" loext:opacity="100%" officeooo:rsid="0010b4b1" officeooo:paragraph-rsid="00125cca"/>
    </style:style>
    <style:style style:name="P27" style:family="paragraph" style:parent-style-name="Standard">
      <style:text-properties fo:color="#005cbe" loext:opacity="100%" officeooo:rsid="0010b4b1" officeooo:paragraph-rsid="0012f977"/>
    </style:style>
    <style:style style:name="P28" style:family="paragraph" style:parent-style-name="Standard">
      <style:text-properties fo:color="#005cbe" loext:opacity="100%" officeooo:rsid="0010b4b1" officeooo:paragraph-rsid="00146499"/>
    </style:style>
    <style:style style:name="P29" style:family="paragraph" style:parent-style-name="Standard">
      <style:text-properties fo:color="#005cbe" loext:opacity="100%" officeooo:rsid="0010b4b1" officeooo:paragraph-rsid="00169c22"/>
    </style:style>
    <style:style style:name="P30" style:family="paragraph" style:parent-style-name="Standard">
      <style:text-properties fo:color="#005cbe" loext:opacity="100%" officeooo:rsid="0010b4b1" officeooo:paragraph-rsid="00192103"/>
    </style:style>
    <style:style style:name="P31" style:family="paragraph" style:parent-style-name="Standard">
      <style:text-properties fo:color="#005cbe" loext:opacity="100%" officeooo:rsid="0010b4b1" officeooo:paragraph-rsid="001bf577"/>
    </style:style>
    <style:style style:name="P32" style:family="paragraph" style:parent-style-name="Standard">
      <style:text-properties fo:color="#00a933" loext:opacity="100%" officeooo:rsid="0010b4b1" officeooo:paragraph-rsid="0010b4b1"/>
    </style:style>
    <style:style style:name="P33" style:family="paragraph" style:parent-style-name="Standard">
      <style:text-properties fo:color="#00a933" loext:opacity="100%" officeooo:rsid="0010b4b1" officeooo:paragraph-rsid="00125cca"/>
    </style:style>
    <style:style style:name="P34" style:family="paragraph" style:parent-style-name="Standard">
      <style:text-properties fo:color="#00a933" loext:opacity="100%" officeooo:rsid="0010b4b1" officeooo:paragraph-rsid="0012f977"/>
    </style:style>
    <style:style style:name="P35" style:family="paragraph" style:parent-style-name="Standard">
      <style:text-properties fo:color="#00a933" loext:opacity="100%" officeooo:rsid="0010b4b1" officeooo:paragraph-rsid="00146499"/>
    </style:style>
    <style:style style:name="P36" style:family="paragraph" style:parent-style-name="Standard">
      <style:text-properties fo:color="#00a933" loext:opacity="100%" officeooo:rsid="0010b4b1" officeooo:paragraph-rsid="00159d12"/>
    </style:style>
    <style:style style:name="P37" style:family="paragraph" style:parent-style-name="Standard">
      <style:text-properties fo:color="#00a933" loext:opacity="100%" officeooo:rsid="0010b4b1" officeooo:paragraph-rsid="00169c22"/>
    </style:style>
    <style:style style:name="P38" style:family="paragraph" style:parent-style-name="Standard">
      <style:text-properties fo:color="#00a933" loext:opacity="100%" officeooo:rsid="0010b4b1" officeooo:paragraph-rsid="00192103"/>
    </style:style>
    <style:style style:name="P39" style:family="paragraph" style:parent-style-name="Standard">
      <style:text-properties officeooo:paragraph-rsid="0010b4b1"/>
    </style:style>
    <style:style style:name="P40" style:family="paragraph" style:parent-style-name="Standard">
      <style:text-properties officeooo:paragraph-rsid="0012f977"/>
    </style:style>
    <style:style style:name="P41" style:family="paragraph" style:parent-style-name="Standard">
      <style:text-properties officeooo:paragraph-rsid="00125cca"/>
    </style:style>
    <style:style style:name="P42" style:family="paragraph" style:parent-style-name="Standard">
      <style:text-properties officeooo:paragraph-rsid="00146499"/>
    </style:style>
    <style:style style:name="P43" style:family="paragraph" style:parent-style-name="Standard">
      <style:text-properties officeooo:paragraph-rsid="00159d12"/>
    </style:style>
    <style:style style:name="P44" style:family="paragraph" style:parent-style-name="Standard">
      <style:text-properties officeooo:paragraph-rsid="00169c22"/>
    </style:style>
    <style:style style:name="P45" style:family="paragraph" style:parent-style-name="Standard">
      <style:text-properties officeooo:paragraph-rsid="0017684d"/>
    </style:style>
    <style:style style:name="P46" style:family="paragraph" style:parent-style-name="Standard">
      <style:text-properties officeooo:paragraph-rsid="00192103"/>
    </style:style>
    <style:style style:name="P47" style:family="paragraph" style:parent-style-name="Standard">
      <style:text-properties officeooo:paragraph-rsid="001bf577"/>
    </style:style>
    <style:style style:name="P48" style:family="paragraph" style:parent-style-name="Standard">
      <style:text-properties fo:font-style="italic" fo:font-weight="normal" officeooo:paragraph-rsid="001bf577"/>
    </style:style>
    <style:style style:name="P49" style:family="paragraph" style:parent-style-name="Text_20_body" style:list-style-name="L1"/>
    <style:style style:name="P50" style:family="paragraph" style:parent-style-name="Text_20_body" style:list-style-name="L1">
      <style:paragraph-properties fo:margin-top="0in" fo:margin-bottom="0in" style:contextual-spacing="false"/>
    </style:style>
    <style:style style:name="P51" style:family="paragraph" style:parent-style-name="Text_20_body">
      <style:text-properties fo:color="#00a933" loext:opacity="100%" officeooo:rsid="0010b4b1" officeooo:paragraph-rsid="0010b4b1"/>
    </style:style>
    <style:style style:name="P52" style:family="paragraph" style:parent-style-name="Text_20_body">
      <style:text-properties fo:color="#00a933" loext:opacity="100%" officeooo:rsid="0010b4b1" officeooo:paragraph-rsid="00192103"/>
    </style:style>
    <style:style style:name="P53" style:family="paragraph" style:parent-style-name="Text_20_body" style:list-style-name="L2"/>
    <style:style style:name="P54" style:family="paragraph" style:parent-style-name="Text_20_body" style:list-style-name="L2">
      <style:paragraph-properties fo:margin-top="0in" fo:margin-bottom="0in" style:contextual-spacing="false"/>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4">
      <style:paragraph-properties fo:margin-top="0in" fo:margin-bottom="0in" style:contextual-spacing="false"/>
    </style:style>
    <style:style style:name="P58" style:family="paragraph" style:parent-style-name="Text_20_body" style:list-style-name="L5"/>
    <style:style style:name="P59" style:family="paragraph" style:parent-style-name="Text_20_body" style:list-style-name="L5">
      <style:paragraph-properties fo:margin-top="0in" fo:margin-bottom="0in" style:contextual-spacing="false"/>
    </style:style>
    <style:style style:name="P60" style:family="paragraph" style:parent-style-name="Text_20_body" style:list-style-name="L6"/>
    <style:style style:name="P61" style:family="paragraph" style:parent-style-name="Text_20_body" style:list-style-name="L6">
      <style:paragraph-properties fo:margin-top="0in" fo:margin-bottom="0in" style:contextual-spacing="false"/>
    </style:style>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8">
      <style:paragraph-properties fo:margin-top="0in" fo:margin-bottom="0in" style:contextual-spacing="false"/>
    </style:style>
    <style:style style:name="P65" style:family="paragraph" style:parent-style-name="Text_20_body" style:list-style-name="L9"/>
    <style:style style:name="P66" style:family="paragraph" style:parent-style-name="Text_20_body" style:list-style-name="L9">
      <style:paragraph-properties fo:margin-top="0in" fo:margin-bottom="0in" style:contextual-spacing="false"/>
    </style:style>
    <style:style style:name="P67" style:family="paragraph" style:parent-style-name="Text_20_body">
      <style:text-properties officeooo:rsid="0010b4b1" officeooo:paragraph-rsid="00146499"/>
    </style:style>
    <style:style style:name="P68" style:family="paragraph" style:parent-style-name="Text_20_body">
      <style:text-properties officeooo:rsid="0010b4b1" officeooo:paragraph-rsid="0012f977"/>
    </style:style>
    <style:style style:name="P69" style:family="paragraph" style:parent-style-name="Text_20_body" style:list-style-name="L10"/>
    <style:style style:name="P70" style:family="paragraph" style:parent-style-name="Text_20_body" style:list-style-name="L10">
      <style:paragraph-properties fo:margin-top="0in" fo:margin-bottom="0in" style:contextual-spacing="false"/>
    </style:style>
    <style:style style:name="P71" style:family="paragraph" style:parent-style-name="Text_20_body" style:list-style-name="L12">
      <style:paragraph-properties fo:margin-top="0in" fo:margin-bottom="0in" style:contextual-spacing="false"/>
    </style:style>
    <style:style style:name="P72" style:family="paragraph" style:parent-style-name="Text_20_body" style:list-style-name="L13"/>
    <style:style style:name="P73" style:family="paragraph" style:parent-style-name="Text_20_body">
      <style:text-properties officeooo:paragraph-rsid="00146499"/>
    </style:style>
    <style:style style:name="P74" style:family="paragraph" style:parent-style-name="Text_20_body" style:list-style-name="L14"/>
    <style:style style:name="P75" style:family="paragraph" style:parent-style-name="Text_20_body" style:list-style-name="L16">
      <style:paragraph-properties fo:margin-top="0in" fo:margin-bottom="0in" style:contextual-spacing="false"/>
    </style:style>
    <style:style style:name="P76" style:family="paragraph" style:parent-style-name="Text_20_body" style:list-style-name="L17"/>
    <style:style style:name="P77" style:family="paragraph" style:parent-style-name="Text_20_body" style:list-style-name="L19"/>
    <style:style style:name="P78" style:family="paragraph" style:parent-style-name="Text_20_body" style:list-style-name="L22"/>
    <style:style style:name="P79" style:family="paragraph" style:parent-style-name="Text_20_body" style:list-style-name="L24">
      <style:paragraph-properties fo:margin-top="0in" fo:margin-bottom="0in" style:contextual-spacing="false"/>
    </style:style>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6">
      <style:paragraph-properties fo:margin-top="0in" fo:margin-bottom="0in" style:contextual-spacing="false"/>
    </style:style>
    <style:style style:name="P83" style:family="paragraph" style:parent-style-name="Text_20_body" style:list-style-name="L27"/>
    <style:style style:name="P84" style:family="paragraph" style:parent-style-name="Text_20_body" style:list-style-name="L27">
      <style:paragraph-properties fo:margin-top="0in" fo:margin-bottom="0in" style:contextual-spacing="false"/>
    </style:style>
    <style:style style:name="P85" style:family="paragraph" style:parent-style-name="Text_20_body" style:list-style-name="L28"/>
    <style:style style:name="P86" style:family="paragraph" style:parent-style-name="Text_20_body" style:list-style-name="L28">
      <style:paragraph-properties fo:margin-top="0in" fo:margin-bottom="0in" style:contextual-spacing="false"/>
    </style:style>
    <style:style style:name="P87" style:family="paragraph" style:parent-style-name="Text_20_body" style:list-style-name="L30">
      <style:paragraph-properties fo:margin-top="0in" fo:margin-bottom="0in" style:contextual-spacing="false" fo:text-align="justify" style:justify-single-word="false"/>
    </style:style>
    <style:style style:name="P88" style:family="paragraph" style:parent-style-name="Text_20_body" style:list-style-name="L31">
      <style:paragraph-properties fo:text-align="justify" style:justify-single-word="false"/>
    </style:style>
    <style:style style:name="P89" style:family="paragraph" style:parent-style-name="Text_20_body" style:list-style-name="L32">
      <style:paragraph-properties fo:text-align="justify" style:justify-single-word="false"/>
    </style:style>
    <style:style style:name="P90" style:family="paragraph" style:parent-style-name="Text_20_body" style:list-style-name="L33">
      <style:paragraph-properties fo:text-align="justify" style:justify-single-word="false"/>
    </style:style>
    <style:style style:name="P91" style:family="paragraph" style:parent-style-name="Text_20_body" style:list-style-name="L35">
      <style:paragraph-properties fo:text-align="justify" style:justify-single-word="false"/>
    </style:style>
    <style:style style:name="P92" style:family="paragraph" style:parent-style-name="Text_20_body">
      <style:paragraph-properties fo:line-height="200%" fo:padding="0in" fo:border="none"/>
    </style:style>
    <style:style style:name="P93" style:family="paragraph" style:parent-style-name="Text_20_body" style:list-style-name="L36"/>
    <style:style style:name="P94" style:family="paragraph" style:parent-style-name="Text_20_body" style:list-style-name="L36">
      <style:paragraph-properties fo:margin-top="0in" fo:margin-bottom="0in" style:contextual-spacing="false"/>
    </style:style>
    <style:style style:name="P95" style:family="paragraph" style:parent-style-name="Text_20_body" style:list-style-name="L37"/>
    <style:style style:name="P96" style:family="paragraph" style:parent-style-name="Text_20_body" style:list-style-name="L37">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weight="bold" officeooo:rsid="00125cca" style:font-weight-asian="bold" style:font-weight-complex="bold"/>
    </style:style>
    <style:style style:name="T3" style:family="text">
      <style:text-properties fo:font-weight="bold" officeooo:rsid="00141619" style:font-weight-asian="bold" style:font-weight-complex="bold"/>
    </style:style>
    <style:style style:name="T4" style:family="text">
      <style:text-properties fo:font-weight="bold" officeooo:rsid="00146499" style:font-weight-asian="bold" style:font-weight-complex="bold"/>
    </style:style>
    <style:style style:name="T5" style:family="text">
      <style:text-properties fo:font-weight="bold" officeooo:rsid="00169c22" style:font-weight-asian="bold" style:font-weight-complex="bold"/>
    </style:style>
    <style:style style:name="T6" style:family="text">
      <style:text-properties fo:font-weight="bold" officeooo:rsid="0017684d" style:font-weight-asian="bold" style:font-weight-complex="bold"/>
    </style:style>
    <style:style style:name="T7" style:family="text">
      <style:text-properties fo:font-weight="bold" officeooo:rsid="00192103" style:font-weight-asian="bold" style:font-weight-complex="bold"/>
    </style:style>
    <style:style style:name="T8" style:family="text">
      <style:text-properties fo:font-weight="bold" officeooo:rsid="001a5d6b" style:font-weight-asian="bold" style:font-weight-complex="bold"/>
    </style:style>
    <style:style style:name="T9" style:family="text">
      <style:text-properties fo:font-weight="bold" officeooo:rsid="001bf577" style:font-weight-asian="bold" style:font-weight-complex="bold"/>
    </style:style>
    <style:style style:name="T10" style:family="text">
      <style:text-properties fo:font-weight="bold" officeooo:rsid="0010b4b1" style:font-weight-asian="bold" style:font-weight-complex="bold"/>
    </style:style>
    <style:style style:name="T11" style:family="text">
      <style:text-properties officeooo:rsid="00125cca"/>
    </style:style>
    <style:style style:name="T12" style:family="text">
      <style:text-properties fo:color="#005cbe" loext:opacity="100%" officeooo:rsid="0010b4b1"/>
    </style:style>
    <style:style style:name="T13" style:family="text">
      <style:text-properties fo:color="#005cbe" loext:opacity="100%" fo:font-size="13.5pt" officeooo:rsid="0010b4b1"/>
    </style:style>
    <style:style style:name="T14" style:family="text">
      <style:text-properties fo:color="#005cbe" loext:opacity="100%" officeooo:rsid="001bf577"/>
    </style:style>
    <style:style style:name="T15" style:family="text">
      <style:text-properties fo:color="#005cbe" loext:opacity="100%" fo:font-size="14pt" officeooo:rsid="0010b4b1"/>
    </style:style>
    <style:style style:name="T16" style:family="text">
      <style:text-properties style:text-underline-style="solid" style:text-underline-width="auto" style:text-underline-color="font-color"/>
    </style:style>
    <style:style style:name="T17" style:family="text">
      <style:text-properties fo:color="#00a933" loext:opacity="100%" officeooo:rsid="0010b4b1"/>
    </style:style>
    <style:style style:name="T18" style:family="text">
      <style:text-properties fo:color="#00a933" loext:opacity="100%" officeooo:rsid="00159d12"/>
    </style:style>
    <style:style style:name="T19" style:family="text">
      <style:text-properties fo:color="#00a933" loext:opacity="100%" officeooo:rsid="00192103"/>
    </style:style>
    <style:style style:name="T20" style:family="text">
      <style:text-properties fo:color="#00a933" loext:opacity="100%" officeooo:rsid="001bf577"/>
    </style:style>
    <style:style style:name="T21" style:family="text">
      <style:text-properties fo:color="#00a933" loext:opacity="100%" fo:font-style="italic" fo:font-weight="normal" officeooo:rsid="0010b4b1"/>
    </style:style>
    <style:style style:name="T22" style:family="text">
      <style:text-properties fo:color="#00a933" loext:opacity="100%" fo:font-style="italic" fo:font-weight="normal" officeooo:rsid="001bf577"/>
    </style:style>
    <style:style style:name="T23" style:family="text">
      <style:text-properties fo:color="#00a933" loext:opacity="100%" fo:font-weight="normal" officeooo:rsid="0010b4b1"/>
    </style:style>
    <style:style style:name="T24" style:family="text">
      <style:text-properties officeooo:rsid="0010b4b1"/>
    </style:style>
    <style:style style:name="T25" style:family="text">
      <style:text-properties officeooo:rsid="0017684d"/>
    </style:style>
    <style:style style:name="T26" style:family="text">
      <style:text-properties fo:font-size="13.5pt"/>
    </style:style>
    <style:style style:name="T27" style:family="text">
      <style:text-properties fo:font-variant="normal" fo:text-transform="none" fo:color="#202124" loext:opacity="100%" style:font-name="Google Sans" fo:font-size="10pt" fo:letter-spacing="normal" fo:font-style="normal" fo:font-weight="normal" officeooo:rsid="00176811" style:font-size-asian="10pt" style:font-weight-asian="bold" style:font-size-complex="10pt" style:font-weight-complex="bold"/>
    </style:style>
    <style:style style:name="T28" style:family="text">
      <style:text-properties officeooo:rsid="001bf577"/>
    </style:style>
    <style:style style:name="T29" style:family="text">
      <style:text-properties fo:font-size="14pt"/>
    </style:style>
    <style:style style:name="T30" style:family="text">
      <style:text-properties fo:font-style="italic"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p>
      <text:p text:style-name="P17">Title :-<text:tab/>Computer Science And Engineerin<text:span text:style-name="T11">g</text:span></text:p>
      <text:p text:style-name="P1"/>
      <text:p text:style-name="P8"><text:span text:style-name="T1">Subject No 1</text:span>. Operating system</text:p>
      <text:p text:style-name="P1"/>
      <text:p text:style-name="P39"><text:span text:style-name="T12">Question No 1. -</text:span>What's the main purpose of an OS? What are the different types of OS?</text:p>
      <text:p text:style-name="P3"/>
      <text:p text:style-name="P1"/>
      <text:p text:style-name="P4">Ans. </text:p>
      <text:p text:style-name="P4">The main purpose of an OS is to execute user programs and make it easier for users to understand and interact with computers as well as run applications. It is specially designed to ensure that the computer system performs better by managing all computational activities. It also manages computer memory, processes, and operation of all hardware and software.<text:line-break/></text:p>
      <text:p text:style-name="P51"><text:span text:style-name="Strong_20_Emphasis">Types of OS:</text:span></text:p>
      <text:list xml:id="list3103769142" text:style-name="L1">
        <text:list-item>
          <text:p text:style-name="P50">Batched OS (Example: Payroll System, Transactions Process, etc.) </text:p>
        </text:list-item>
        <text:list-item>
          <text:p text:style-name="P50">Multi-Programmed OS (Example: Windows O/S, UNIX O/S, etc.) </text:p>
        </text:list-item>
        <text:list-item>
          <text:p text:style-name="P50">Timesharing OS (Example: Multics, etc.) </text:p>
        </text:list-item>
        <text:list-item>
          <text:p text:style-name="P50">Distributed OS (LOCUS, etc.) </text:p>
        </text:list-item>
        <text:list-item>
          <text:p text:style-name="P49">Real-Time OS (PSOS, VRTX, etc.) </text:p>
        </text:list-item>
      </text:list>
      <text:p text:style-name="P4"/>
      <text:p text:style-name="P4"/>
      <text:p text:style-name="P1">........................................................................................</text:p>
      <text:p text:style-name="P39"><text:span text:style-name="T12">Question No 2. -</text:span> What are the benefits of a multiprocessor system?</text:p>
      <text:p text:style-name="P3"/>
      <text:p text:style-name="P1"/>
      <text:p text:style-name="P39"><text:span text:style-name="T17">Ans. </text:span>A Multiprocessor system is a type of system that includes two or more CPUs. It involves the processing of different computer programs at the same time mostly by a computer system with two or more CPUs that are sharing single memory. <text:line-break/><text:line-break/><text:span text:style-name="Strong_20_Emphasis"><text:span text:style-name="T16">Benefits:</text:span></text:span></text:p>
      <text:list xml:id="list1861555541" text:style-name="L2">
        <text:list-item>
          <text:p text:style-name="P54">Such systems are used widely nowadays to improve performance in systems that are running multiple programs concurrently.  </text:p>
        </text:list-item>
        <text:list-item>
          <text:p text:style-name="P54">By increasing the number of processors, a greater number of tasks can be completed in unit time.  </text:p>
        </text:list-item>
        <text:list-item>
          <text:p text:style-name="P54">One also gets a considerable increase in throughput and is cost-effective also as all processors share the same resources. </text:p>
        </text:list-item>
        <text:list-item>
          <text:p text:style-name="P53">It simply improves the reliability of the computer system. </text:p>
        </text:list-item>
      </text:list>
      <text:p text:style-name="P4"/>
      <text:p text:style-name="P1">........................................................................................</text:p>
      <text:p text:style-name="P39"><text:span text:style-name="T12">Question No 3. -</text:span>What is a Pipe and when it is used?</text:p>
      <text:p text:style-name="P3"/>
      <text:p text:style-name="P1"/>
      <text:p text:style-name="P39"><text:span text:style-name="T17">Ans. </text:span>The pipe is generally a connection among two or more processes that are interrelated to each other. It is a mechanism that is used for inter-process communication using message passing.  One can easily send information such as the output of one program process to another program process using a pipe. It can be used when two processes want to communicate one-way i.e., inter-process communication (IPC).</text:p>
      <text:p text:style-name="P4"/>
      <text:p text:style-name="P1"><text:soft-page-break/>........................................................................................</text:p>
      <text:p text:style-name="P39"><text:span text:style-name="T12">Question No 4. -</text:span>What are the different kinds of operations that are possible on semaphore?</text:p>
      <text:p text:style-name="P3"/>
      <text:p text:style-name="P1"/>
      <text:p text:style-name="P40"><text:span text:style-name="T17">Ans. </text:span></text:p>
      <text:p text:style-name="P40"><text:span text:style-name="T17"/></text:p>
      <text:p text:style-name="P40"><text:span text:style-name="T17"><text:tab/></text:span>Wait() </text:p>
      <text:list xml:id="list775592829" text:style-name="L3">
        <text:list-item>
          <text:p text:style-name="P55">Signal() </text:p>
        </text:list-item>
      </text:list>
      <text:p text:style-name="P4"/>
      <text:p text:style-name="P1"/>
      <text:p text:style-name="P1">........................................................................................</text:p>
      <text:p text:style-name="P39"><text:span text:style-name="T12">Question No 5. -</text:span>Explain demand paging?</text:p>
      <text:p text:style-name="P3"/>
      <text:p text:style-name="P1"/>
      <text:p text:style-name="P39"><text:span text:style-name="T17">Ans. </text:span>Demand paging is a method that loads pages into memory on demand. This method is mostly used in virtual memory. In this, a page is only brought into memory when a location on that particular page is referenced during execution. </text:p>
      <text:p text:style-name="P2">====================================================================</text:p>
      <text:p text:style-name="P1"/>
      <text:p text:style-name="P1"/>
      <text:p text:style-name="P1"/>
      <text:p text:style-name="P1"/>
      <text:p text:style-name="P17">====================================================================</text:p>
      <text:p text:style-name="P18">Title :-<text:tab/>Data Structure and Alogrithms</text:p>
      <text:p text:style-name="P8"/>
      <text:p text:style-name="P8"><text:span text:style-name="T1">Subject No </text:span><text:span text:style-name="T2">2</text:span>.</text:p>
      <text:p text:style-name="P8"/>
      <text:p text:style-name="P41"><text:span text:style-name="T12">Question No 1. -</text:span>What are Data Structures?</text:p>
      <text:p text:style-name="P26"/>
      <text:p text:style-name="P8"/>
      <text:p text:style-name="P41"><text:span text:style-name="T17">Ans. </text:span>A data structure is a mechanical or logical way that data is organized within a program. The organization of data is what determines how a program performs. There are many types of data structures, each with its own uses. When designing code, we need to pay particular attention to the way data is structured.</text:p>
      <text:p text:style-name="P33"/>
      <text:p text:style-name="P8">........................................................................................</text:p>
      <text:p text:style-name="P41"><text:span text:style-name="T12">Question No 2. -</text:span>What are different operations available in stack data structure?</text:p>
      <text:p text:style-name="P26"/>
      <text:p text:style-name="P8"/>
      <text:p text:style-name="P41"><text:span text:style-name="T17">Ans. </text:span>Some of the main operations provided in the stack data structure are: </text:p>
      <text:list xml:id="list2919256589" text:style-name="L4">
        <text:list-item>
          <text:p text:style-name="P57"><text:span text:style-name="Strong_20_Emphasis">push:</text:span> This adds an item to the top of the stack. The overflow condition occurs if the stack is full. </text:p>
        </text:list-item>
        <text:list-item>
          <text:p text:style-name="P57"><text:span text:style-name="Strong_20_Emphasis">pop:</text:span> This removes the top item of the stack. Underflow condition occurs if the stack is empty. </text:p>
        </text:list-item>
        <text:list-item>
          <text:p text:style-name="P57"><text:span text:style-name="Strong_20_Emphasis">top:</text:span> This returns the top item from the stack. </text:p>
        </text:list-item>
        <text:list-item>
          <text:p text:style-name="P57"><text:span text:style-name="Strong_20_Emphasis">isEmpty:</text:span> This returns true if the stack is empty else false. </text:p>
        </text:list-item>
        <text:list-item>
          <text:p text:style-name="P56"><text:span text:style-name="Strong_20_Emphasis">size:</text:span>  This returns the size of the stack. </text:p>
        </text:list-item>
      </text:list>
      <text:p text:style-name="P33"/>
      <text:p text:style-name="P8">........................................................................................</text:p>
      <text:p text:style-name="P26"/>
      <text:p text:style-name="P26"><text:soft-page-break/></text:p>
      <text:p text:style-name="P41"><text:span text:style-name="T12">Question No 3. -</text:span>What are different operations available in queue data structure?</text:p>
      <text:p text:style-name="P26"/>
      <text:p text:style-name="P8"/>
      <text:p text:style-name="P41"><text:span text:style-name="T17">Ans. </text:span><text:span text:style-name="Strong_20_Emphasis">enqueue:</text:span> This adds an element to the rear end of the queue.  Overflow conditions occur if the queue is full. </text:p>
      <text:list xml:id="list1818611057" text:style-name="L5">
        <text:list-item>
          <text:p text:style-name="P59"><text:span text:style-name="Strong_20_Emphasis">dequeue:</text:span> This removes an element from the front end of the queue. Underflow conditions occur if the queue is empty. </text:p>
        </text:list-item>
        <text:list-item>
          <text:p text:style-name="P59"><text:span text:style-name="Strong_20_Emphasis">isEmpty:</text:span> This returns true if the queue is empty or else false. </text:p>
        </text:list-item>
        <text:list-item>
          <text:p text:style-name="P59"><text:span text:style-name="Strong_20_Emphasis">rear:</text:span> This returns the rear end element without removing it. </text:p>
        </text:list-item>
        <text:list-item>
          <text:p text:style-name="P59"><text:span text:style-name="Strong_20_Emphasis">front:</text:span> This returns the front-end element without removing it. </text:p>
        </text:list-item>
        <text:list-item>
          <text:p text:style-name="P58"><text:span text:style-name="Strong_20_Emphasis">size:</text:span> This returns the size of the queue. </text:p>
        </text:list-item>
      </text:list>
      <text:p text:style-name="P33"/>
      <text:p text:style-name="P8">........................................................................................</text:p>
      <text:p text:style-name="P41"><text:span text:style-name="T12">Question No 4. -</text:span>What is array data structure? What are the applications of arrays?</text:p>
      <text:p text:style-name="P26"/>
      <text:p text:style-name="P8"/>
      <text:p text:style-name="P41"><text:span text:style-name="T17">Ans. </text:span>An array data structure is a data structure that is used to store data in a way that is efficient and easy to access. It is similar to a list in that it stores data in a sequence. However, an array data structure differs from a list in that it can hold much more data than a list can. An array data structure is created by combining several arrays together. Each array is then given a unique identifier, and each array’s data is stored in the order in which they are created</text:p>
      <text:p text:style-name="P33"/>
      <text:p text:style-name="P8"/>
      <text:p text:style-name="P8">........................................................................................</text:p>
      <text:p text:style-name="P41"><text:span text:style-name="T12">Question No 5. -</text:span>What is a linked list data structure? What are the applications for the Linked list?</text:p>
      <text:p text:style-name="P26"/>
      <text:p text:style-name="P8"/>
      <text:p text:style-name="P41"><text:span text:style-name="T17">Ans. </text:span>A linked list can be thought of as a series of linked nodes (or items) that are connected by links (or paths). Each link represents an entry into the linked list, and each entry points to the next node in the sequence. The order in which nodes are added to the list is determined by the order in which they are created.</text:p>
      <text:p text:style-name="P17">====================================================================</text:p>
      <text:p text:style-name="P8"/>
      <text:p text:style-name="P9"/>
      <text:p text:style-name="P9"/>
      <text:p text:style-name="P9"/>
      <text:p text:style-name="P18">====================================================================</text:p>
      <text:p text:style-name="P19">Title :-<text:tab/>Programming Language</text:p>
      <text:p text:style-name="P9"/>
      <text:p text:style-name="P9"><text:span text:style-name="T1">Subject No </text:span><text:span text:style-name="T3">3.</text:span><text:span text:style-name="T4">1 C</text:span></text:p>
      <text:p text:style-name="P9"/>
      <text:p text:style-name="P40"><text:span text:style-name="T12">Question No 1. -</text:span>Why is C called a mid-level programming language?</text:p>
      <text:p text:style-name="P27"/>
      <text:p text:style-name="P9"/>
      <text:p text:style-name="P40"><text:span text:style-name="T17">Ans. </text:span>C has characteristics of both assembly-level i.e. low-level and higher-level languages. So as a result, C is commonly called a middle-level language. Using C, a user can write an operating system as well as create a menu-driven consumer billing system.</text:p>
      <text:p text:style-name="P34"/>
      <text:p text:style-name="P9">........................................................................................</text:p>
      <text:p text:style-name="P40"><text:span text:style-name="T12">Question No 2. -</text:span>What is a token?</text:p>
      <text:p text:style-name="P27"><text:soft-page-break/></text:p>
      <text:p text:style-name="P9"/>
      <text:p text:style-name="P40"><text:span text:style-name="T17">Ans. </text:span>The individual elements of a program are called Tokens. There are following 6 types of tokens are available in C:</text:p>
      <text:list xml:id="list746162129" text:style-name="L6">
        <text:list-item>
          <text:p text:style-name="P61">Identifiers </text:p>
        </text:list-item>
        <text:list-item>
          <text:p text:style-name="P61">Keywords </text:p>
        </text:list-item>
        <text:list-item>
          <text:p text:style-name="P61">Constants </text:p>
        </text:list-item>
        <text:list-item>
          <text:p text:style-name="P61">Operators </text:p>
        </text:list-item>
        <text:list-item>
          <text:p text:style-name="P61">Special Characters </text:p>
        </text:list-item>
        <text:list-item>
          <text:p text:style-name="P60">Strings </text:p>
        </text:list-item>
      </text:list>
      <text:p text:style-name="P34"/>
      <text:p text:style-name="P9">........................................................................................</text:p>
      <text:p text:style-name="P40"><text:span text:style-name="T12">Question No 3. -</text:span>What is the use of printf() and scanf() functions? </text:p>
      <text:p text:style-name="P27"/>
      <text:p text:style-name="P9"/>
      <text:p text:style-name="P40"><text:span text:style-name="T17">Ans. </text:span><text:span text:style-name="Strong_20_Emphasis">printf()</text:span> is used to print the output on the display. </text:p>
      <text:list xml:id="list2437300708" text:style-name="L7">
        <text:list-item>
          <text:p text:style-name="P62"><text:span text:style-name="Strong_20_Emphasis">scanf()</text:span> is used to read formatted data from the keyboard.  </text:p>
        </text:list-item>
      </text:list>
      <text:p text:style-name="P34"/>
      <text:p text:style-name="P9">........................................................................................</text:p>
      <text:p text:style-name="P40"><text:span text:style-name="T12">Question No 4. -</text:span>What's the value of the expression 5["abxdef"]?</text:p>
      <text:p text:style-name="P27"/>
      <text:p text:style-name="P9"/>
      <text:p text:style-name="P40"><text:span text:style-name="T17">Ans. </text:span>The answer is <text:span text:style-name="Strong_20_Emphasis">'f'.</text:span></text:p>
      <text:p text:style-name="Text_20_body">Explanation: The string mentioned "abxdef" is an array, and the  expression is equal to "abxdef"[5]. Why is the inside-out expression equivalent?  Because a[b] is equivalent to *(a + b) which is equivalent to *(b + a) which is equivalent to b[a].</text:p>
      <text:p text:style-name="P34"/>
      <text:p text:style-name="P9"/>
      <text:p text:style-name="P9">........................................................................................</text:p>
      <text:p text:style-name="P40"><text:span text:style-name="T12">Question No 5. -</text:span>What is a built-in function in C?</text:p>
      <text:p text:style-name="P27"/>
      <text:p text:style-name="P9"/>
      <text:p text:style-name="P40"><text:span text:style-name="T17">Ans. </text:span>The most commonly used built-in functions in C are scanf(), printf(), strcpy, strlwr, strcmp, strlen, strcat, and many more.</text:p>
      <text:p text:style-name="Text_20_body">Built-function is also known as library functions that are provided by the system to make the life of a developer easy by assisting them to do certain commonly used predefined tasks. For example, if you need to print output or your program into the terminal, we use printf() in C.</text:p>
      <text:p text:style-name="P34"/>
      <text:p text:style-name="P18">====================================================================</text:p>
      <text:p text:style-name="P9"/>
      <text:p text:style-name="P9"/>
      <text:p text:style-name="P9"/>
      <text:p text:style-name="P10"><text:span text:style-name="T1">Subject No </text:span><text:span text:style-name="T3">3.</text:span><text:span text:style-name="T4">2 C#</text:span></text:p>
      <text:p text:style-name="P10"/>
      <text:p text:style-name="P42"><text:span text:style-name="T12">Question No 1. -</text:span>What is C#?</text:p>
      <text:p text:style-name="P28"/>
      <text:p text:style-name="P10"/>
      <text:p text:style-name="P43"><text:soft-page-break/><text:span text:style-name="T17">Ans.</text:span>C# is an <text:a xlink:type="simple" xlink:href="https://www.simplilearn.com/tutorials/java-tutorial/oops-interview-questions" office:target-frame-name="_blank" xlink:show="new" text:style-name="Internet_20_link" text:visited-style-name="Visited_20_Internet_20_Link">object-oriented programming language</text:a> compiled by the .Net framework to generate Microsoft Intermediate Language.</text:p>
      <text:p text:style-name="Text_20_body">Can multiple catch blocks be executed?</text:p>
      <text:p text:style-name="Text_20_body">No, you cannot execute multiple catch blocks of the same type.</text:p>
      <text:p text:style-name="P36"><text:s/></text:p>
      <text:p text:style-name="P35"/>
      <text:p text:style-name="P10">........................................................................................</text:p>
      <text:p text:style-name="P42"><text:span text:style-name="T12">Question No 2. -</text:span>What is the difference between static, public, and void?</text:p>
      <text:p text:style-name="P28"/>
      <text:p text:style-name="P10"/>
      <text:p text:style-name="P42"><text:span text:style-name="T17">Ans. </text:span>Public declared variables can be accessed from anywhere in the application. Static declared variables can be accessed globally without needing to create an instance of the class. Void is a type modifier which states the method and is used to specify the return type of a method in C#.</text:p>
      <text:p text:style-name="P35"/>
      <text:p text:style-name="P10">........................................................................................</text:p>
      <text:p text:style-name="P42"><text:span text:style-name="T12">Question No 3. -</text:span>What is an object?</text:p>
      <text:p text:style-name="P28"/>
      <text:p text:style-name="P10"/>
      <text:p text:style-name="P42"><text:span text:style-name="T17">Ans. </text:span>An object is a class instance that can be used to access class methods. The "New" keyword can be used to construct an object.</text:p>
      <text:p text:style-name="P10">........................................................................................</text:p>
      <text:p text:style-name="P42"><text:span text:style-name="T12">Question No 4. -</text:span>Define Constructors.</text:p>
      <text:p text:style-name="P28"/>
      <text:p text:style-name="P10"/>
      <text:p text:style-name="P42"><text:span text:style-name="T17">Ans. </text:span>A <text:a xlink:type="simple" xlink:href="https://www.simplilearn.com/tutorials/c-sharp-tutorial/c-sharp-constructor" office:target-frame-name="_blank" xlink:show="new" text:style-name="Internet_20_link" text:visited-style-name="Visited_20_Internet_20_Link">constructor</text:a> is a member function with the same name as its class. The constructor is automatically invoked when an object is created. While the class is being initialized, it constructs all the values of data members.</text:p>
      <text:p text:style-name="P35"/>
      <text:p text:style-name="P10"/>
      <text:p text:style-name="P10">........................................................................................</text:p>
      <text:p text:style-name="P42"><text:span text:style-name="T12">Question No 5. -</text:span>What are Jagged Arrays?</text:p>
      <text:p text:style-name="P28"/>
      <text:p text:style-name="P10"/>
      <text:p text:style-name="P42"><text:span text:style-name="T17">Ans. </text:span>The Array which comprises elements of type array is called Jagged Array. The elements in Jagged Arrays can be of various dimensions and sizes.</text:p>
      <text:p text:style-name="P35"/>
      <text:p text:style-name="P20">====================================================================</text:p>
      <text:p text:style-name="P10"/>
      <text:p text:style-name="P10"><text:span text:style-name="T1">Subject No </text:span><text:span text:style-name="T3">3.</text:span><text:span text:style-name="T4">3 C++ </text:span></text:p>
      <text:p text:style-name="P10"/>
      <text:p text:style-name="P42"><text:span text:style-name="T12">Question No 1. -</text:span>1. What are the different data types present in C++?</text:p>
      <text:p text:style-name="P28"/>
      <text:p text:style-name="P10"/>
      <text:p text:style-name="P42"><text:span text:style-name="T17">Ans. </text:span>The 4 data types in C++ are given below:</text:p>
      <text:list xml:id="list2977189192" text:style-name="L8">
        <text:list-item>
          <text:p text:style-name="P64">Primitive Datatype(basic datatype). Example- char, short, int, float, long, double, bool, etc. </text:p>
        </text:list-item>
        <text:list-item>
          <text:p text:style-name="P64">Derived datatype. Example- array, pointer, etc. </text:p>
        </text:list-item>
        <text:list-item>
          <text:p text:style-name="P64">Enumeration. Example- enum </text:p>
        </text:list-item>
        <text:list-item>
          <text:p text:style-name="P63">User-defined data types. Example- structure, class, etc. </text:p>
        </text:list-item>
      </text:list>
      <text:p text:style-name="P35"/>
      <text:p text:style-name="P35"/>
      <text:p text:style-name="P10"><text:soft-page-break/>........................................................................................</text:p>
      <text:p text:style-name="P42"><text:span text:style-name="T12">Question No 2. -</text:span>What is operator overloading?</text:p>
      <text:p text:style-name="P28"/>
      <text:p text:style-name="P10"/>
      <text:p text:style-name="P42"><text:span text:style-name="T17">Ans. </text:span>Operator Overloading is a very essential element to perform the operations on user-defined data types. By operator overloading we can modify the default meaning to the operators like +, -, *, /, &lt;=, etc. </text:p>
      <text:p text:style-name="P10">........................................................................................</text:p>
      <text:p text:style-name="P42"><text:span text:style-name="T12">Question No 3. -</text:span>3. What are class and object in C++?</text:p>
      <text:p text:style-name="P28"/>
      <text:p text:style-name="P10"/>
      <text:p text:style-name="P42"><text:span text:style-name="T17">Ans. </text:span>A class is a user-defined data type that has data members and member functions. Data members are the data variables and member functions are the functions that are used to perform operations on these variables.</text:p>
      <text:p text:style-name="Text_20_body">An object is an instance of a class. Since a class is a user-defined data type so an object can also be called a variable of that data type.</text:p>
      <text:p text:style-name="P35"/>
      <text:p text:style-name="P10">........................................................................................</text:p>
      <text:p text:style-name="P42"><text:span text:style-name="T12">Question No 4. -</text:span>What is polymorphism in C++?</text:p>
      <text:p text:style-name="P28"/>
      <text:p text:style-name="P10"/>
      <text:p text:style-name="P42"><text:span text:style-name="T17">Ans. </text:span>Polymorphism in simple means having many forms. Its behavior is different in different situations. And this occurs when we have multiple classes that are related to each other by inheritance.</text:p>
      <text:p text:style-name="P67">The two types of polymorphism in c++ are:</text:p>
      <text:list xml:id="list2291113289" text:style-name="L9">
        <text:list-item>
          <text:p text:style-name="P66">Compile Time Polymorphism </text:p>
        </text:list-item>
        <text:list-item>
          <text:p text:style-name="P65">Runtime Polymorphism </text:p>
        </text:list-item>
      </text:list>
      <text:p text:style-name="P10"/>
      <text:p text:style-name="P10">........................................................................................</text:p>
      <text:p text:style-name="P42"><text:span text:style-name="T12">Question No 5. -</text:span>. Explain constructor in C++</text:p>
      <text:p text:style-name="P28"/>
      <text:p text:style-name="P10"/>
      <text:p text:style-name="P42"><text:span text:style-name="T17">Ans. </text:span>The constructor is a member function that is executed automatically whenever an object is created. Constructors have the same name as the class of which they are members so that compiler knows that the member function is a constructor. And no return type is used for constructors.</text:p>
      <text:p text:style-name="P20">====================================================================</text:p>
      <text:p text:style-name="P10"/>
      <text:p text:style-name="P10"><text:span text:style-name="T1">Subject No </text:span><text:span text:style-name="T3">3.</text:span><text:span text:style-name="T4">4html css</text:span></text:p>
      <text:p text:style-name="P10"/>
      <text:p text:style-name="P42"><text:span text:style-name="T12">Question No 1. -</text:span>What is the advantage of collapsing white space?</text:p>
      <text:p text:style-name="P28"/>
      <text:p text:style-name="P10"/>
      <text:p text:style-name="P42"><text:span text:style-name="T17">Ans. </text:span>In HTML, a blank sequence of whitespace characters is treated as a single space character, Because the browser collapses multiple spaces into a single space character and this helps a developer to indent lines of text without worrying about multiple spaces and maintain readability and understandability of HTML codes.</text:p>
      <text:p text:style-name="P35"/>
      <text:p text:style-name="P35"/>
      <text:p text:style-name="P10">........................................................................................</text:p>
      <text:p text:style-name="P42"><text:span text:style-name="T12">Question No 2. -</text:span>2. What are tags and attributes in HTML?</text:p>
      <text:p text:style-name="P28"><text:soft-page-break/></text:p>
      <text:p text:style-name="P10"/>
      <text:p text:style-name="P42"><text:span text:style-name="T17">Ans. </text:span>Tags are the primary component of the HTML that defines how the content will be structured/ formatted, whereas Attributes are used along with the HTML tags to define the characteristics of the element. For example, &lt;p align=” center”&gt;Interview questions&lt;/p&gt;, in this the ‘align’ is the attribute using which we will align the paragraph to show in the center of the view.</text:p>
      <text:p text:style-name="P35"/>
      <text:p text:style-name="P10">........................................................................................</text:p>
      <text:p text:style-name="P42"><text:span text:style-name="T12">Question No 3. -</text:span>3. What are void elements in HTML?</text:p>
      <text:p text:style-name="P28"/>
      <text:p text:style-name="P10"/>
      <text:p text:style-name="P42"><text:span text:style-name="T17">Ans. </text:span>HTML elements which do not have closing tags or do not need to be closed are Void elements. For Example &lt;br /&gt;, &lt;img /&gt;, &lt;hr /&gt;, etc.</text:p>
      <text:p text:style-name="P35"/>
      <text:p text:style-name="P10">........................................................................................</text:p>
      <text:p text:style-name="P42"><text:span text:style-name="T12">Question No 4. -</text:span>What are the advantages of using CSS?</text:p>
      <text:p text:style-name="P28"/>
      <text:p text:style-name="P10"/>
      <text:p text:style-name="P42"><text:span text:style-name="T17">Ans. </text:span><text:span text:style-name="Strong_20_Emphasis">Separation of content from presentation -</text:span> CSS provides a way to present the same content in multiple presentation formats in mobile or desktop or laptop. </text:p>
      <text:list xml:id="list417364120" text:style-name="L10">
        <text:list-item>
          <text:p text:style-name="P70"><text:span text:style-name="Strong_20_Emphasis">Easy to maintain -</text:span> CSS, built effectively can be used to change the look and feel complete by making small changes. To make a global change, simply change the style, and all elements in all the web pages will be updated automatically. </text:p>
        </text:list-item>
        <text:list-item>
          <text:p text:style-name="P69"><text:span text:style-name="Strong_20_Emphasis">Bandwidth -</text:span> Used effectively, the style sheets will be stored in the browser cache and they can be used on multiple pages, without having to download again. </text:p>
        </text:list-item>
      </text:list>
      <text:p text:style-name="P35"/>
      <text:p text:style-name="P10"/>
      <text:p text:style-name="P10">........................................................................................</text:p>
      <text:p text:style-name="P42"><text:span text:style-name="T12">Question No 5. -</text:span>3. What are the limitations of CSS?</text:p>
      <text:p text:style-name="P28"/>
      <text:p text:style-name="P10"/>
      <text:p text:style-name="P42"><text:span text:style-name="T17">Ans. </text:span><text:span text:style-name="T18">b</text:span><text:span text:style-name="Strong_20_Emphasis">rowser Compatibility:</text:span> Some style selectors are supported and some are not. We have to determine which style is supported or not using the @support selector). </text:p>
      <text:list xml:id="list3416866900" text:style-name="L12">
        <text:list-item>
          <text:p text:style-name="P71"><text:span text:style-name="Strong_20_Emphasis">Cross Browser issue:</text:span> Some selectors behave differently in a different browser). </text:p>
        </text:list-item>
      </text:list>
      <text:list xml:id="list2639370648" text:style-name="L13">
        <text:list-item>
          <text:p text:style-name="P72"><text:span text:style-name="Strong_20_Emphasis">There is no parent selector:</text:span> Currently, Using CSS, you can’t select a parent tag.</text:p>
        </text:list-item>
      </text:list>
      <text:p text:style-name="P20">====================================================================</text:p>
      <text:p text:style-name="P10"/>
      <text:p text:style-name="P10"><text:span text:style-name="T1">Subject No </text:span><text:span text:style-name="T3">3.</text:span><text:span text:style-name="T4">5 java</text:span></text:p>
      <text:p text:style-name="P10"/>
      <text:p text:style-name="P42"><text:span text:style-name="T12">Question No 1. -</text:span>1. Why is Java a platform independent language?</text:p>
      <text:p text:style-name="P28"/>
      <text:p text:style-name="P10"/>
      <text:p text:style-name="P42"><text:span text:style-name="T17">Ans. </text:span><text:a xlink:type="simple" xlink:href="https://www.scaler.com/topics/java/" office:target-frame-name="_blank" xlink:show="new" text:style-name="Internet_20_link" text:visited-style-name="Visited_20_Internet_20_Link"><text:span text:style-name="Strong_20_Emphasis">Java language</text:span></text:a> was developed in such a way that it does not depend on any hardware or software due to the fact that the <text:span text:style-name="Strong_20_Emphasis">compiler</text:span> compiles the code and then converts it to platform-independent byte code which can be run on multiple systems.</text:p>
      <text:list xml:id="list2732945202" text:style-name="L14">
        <text:list-item>
          <text:p text:style-name="P74">The only condition to run that byte code is for the machine to have a runtime environment (JRE) installed in it</text:p>
        </text:list-item>
      </text:list>
      <text:p text:style-name="P35"/>
      <text:p text:style-name="P35"/>
      <text:p text:style-name="P10"><text:soft-page-break/>........................................................................................</text:p>
      <text:p text:style-name="P42"><text:span text:style-name="T12">Question No 2. -</text:span>2. Why is Java not a pure object oriented language?</text:p>
      <text:p text:style-name="P28"/>
      <text:p text:style-name="P10"/>
      <text:p text:style-name="P42"><text:span text:style-name="T17">Ans. </text:span>Java supports primitive data types - byte, boolean, char, short, int, float, long, and double and hence it is not a pure <text:a xlink:type="simple" xlink:href="https://www.interviewbit.com/oops-interview-questions/" office:target-frame-name="_blank" xlink:show="new" text:style-name="Internet_20_link" text:visited-style-name="Visited_20_Internet_20_Link"><text:span text:style-name="Strong_20_Emphasis">object oriented language</text:span></text:a>.</text:p>
      <text:p text:style-name="P35"/>
      <text:p text:style-name="P10">........................................................................................</text:p>
      <text:p text:style-name="P42"><text:span text:style-name="T12">Question No 3. -</text:span>. How is Java different from C++?</text:p>
      <text:p text:style-name="P28"/>
      <text:p text:style-name="P10"/>
      <text:p text:style-name="P42"><text:span text:style-name="T17">Ans. </text:span>C++ is only a  compiled language, whereas Java is compiled as well as an interpreted language. </text:p>
      <text:list xml:id="list2648605010" text:style-name="L16">
        <text:list-item>
          <text:p text:style-name="P75">Java programs are machine-independent whereas a c++ program can run only in the machine in which it is compiled.  </text:p>
        </text:list-item>
      </text:list>
      <text:list xml:id="list1418554397" text:style-name="L17">
        <text:list-item>
          <text:p text:style-name="P76">C++ allows users to use pointers in the program. Whereas java doesn’t allow it. Java internally uses pointers. </text:p>
        </text:list-item>
      </text:list>
      <text:p text:style-name="P10">........................................................................................</text:p>
      <text:p text:style-name="P42"><text:span text:style-name="T12">Question No 4. -</text:span>What do you mean by data encapsulation?</text:p>
      <text:p text:style-name="P28"/>
      <text:p text:style-name="P10"/>
      <text:p text:style-name="P42"><text:span text:style-name="T17">Ans. </text:span>Data Encapsulation is an Object-Oriented Programming concept of hiding the data attributes and their behaviours in a single unit. </text:p>
      <text:list xml:id="list326685813" text:style-name="L19">
        <text:list-item>
          <text:p text:style-name="P77">It helps developers to follow modularity while developing software by ensuring that each object is independent of other objects by having its own methods, attributes, and functionalities.</text:p>
        </text:list-item>
      </text:list>
      <text:p text:style-name="P10"/>
      <text:p text:style-name="P10">........................................................................................</text:p>
      <text:p text:style-name="P42"><text:span text:style-name="T12">Question No 5. -</text:span> Tell us something about JIT compiler.</text:p>
      <text:p text:style-name="P28"/>
      <text:p text:style-name="P10"/>
      <text:p text:style-name="P42"><text:span text:style-name="T17">Ans. </text:span>JIT stands for Just-In-Time and it is used for improving the performance during run time. It does the task of compiling parts of byte code having similar functionality at the same time thereby reducing the amount of compilation time for the code to run.</text:p>
      <text:p text:style-name="P20">====================================================================</text:p>
      <text:p text:style-name="P10"/>
      <text:p text:style-name="P10"><text:span text:style-name="T1">Subject No </text:span><text:span text:style-name="T3">3.</text:span><text:span text:style-name="T4">6 JS</text:span></text:p>
      <text:p text:style-name="P10"/>
      <text:p text:style-name="P42"><text:span text:style-name="T12">Question No 1. -</text:span>Why do we use the word “debugger” in javascript?</text:p>
      <text:p text:style-name="P28"/>
      <text:p text:style-name="P10"/>
      <text:p text:style-name="P42"><text:span text:style-name="T17">Ans. </text:span>The debugger for the browser must be activated in order to debug the code. Built-in debuggers may be switched on and off, requiring the user to report faults. The remaining section of the code should stop execution before moving on to the next line while debugging.</text:p>
      <text:p text:style-name="P35"/>
      <text:p text:style-name="P10">........................................................................................</text:p>
      <text:p text:style-name="P42"><text:span text:style-name="T12">Question No 2. -</text:span>2. Explain Hoisting in javascript.</text:p>
      <text:p text:style-name="P28"/>
      <text:p text:style-name="P10"/>
      <text:p text:style-name="P42"><text:soft-page-break/><text:span text:style-name="T17">Ans. </text:span>Hoisting is the default behaviour of javascript where all the variable and function declarations are moved on top.</text:p>
      <text:p text:style-name="P42">This means that irrespective of where the variables and functions are declared, they are moved on top of the scope. The scope can be both local and global.</text:p>
      <text:p text:style-name="P11">........................................................................................</text:p>
      <text:p text:style-name="P42"><text:span text:style-name="T12">Question No 3. -</text:span> Is javascript a statically typed or a dynamically typed language?</text:p>
      <text:p text:style-name="P28"/>
      <text:p text:style-name="P10"/>
      <text:p text:style-name="P42"><text:span text:style-name="T17">Ans. </text:span>JavaScript is a dynamically typed language. In a dynamically typed language, the type of a variable is checked during <text:span text:style-name="Strong_20_Emphasis">run-time </text:span>in contrast to a statically typed language, where the type of a variable is checked during <text:span text:style-name="Strong_20_Emphasis">compile-time.</text:span></text:p>
      <text:p text:style-name="P73"><text:span text:style-name="Strong_20_Emphasis">Since javascript is a loosely(dynamically) typed language, variables in JS are not associated with any type. A variable can hold the value of any data type.</text:span></text:p>
      <text:p text:style-name="P42"><text:span text:style-name="Strong_20_Emphasis"/></text:p>
      <text:p text:style-name="P10">........................................................................................</text:p>
      <text:p text:style-name="P42"><text:span text:style-name="T12">Question No 4. -</text:span>4. Difference between “ == “ and “ === “ operators.</text:p>
      <text:p text:style-name="P28"/>
      <text:p text:style-name="P10"/>
      <text:p text:style-name="P42"><text:span text:style-name="T17">Ans. </text:span>Both are comparison operators. The difference between both the operators is that “==” is used to compare values whereas, “ === “ is used to compare both values and types.</text:p>
      <text:p text:style-name="Text_20_body"><text:span text:style-name="Strong_20_Emphasis">Example:</text:span></text:p>
      <text:p text:style-name="P35"/>
      <text:p text:style-name="P10"/>
      <text:p text:style-name="P10">........................................................................................</text:p>
      <text:p text:style-name="P42"><text:span text:style-name="T12">Question No 5. -</text:span>5. Difference between var and let keyword in javascript.</text:p>
      <text:p text:style-name="P28"/>
      <text:p text:style-name="P10"/>
      <text:p text:style-name="P42"><text:span text:style-name="T17">Ans. </text:span>From the very beginning, the 'var' keyword was used in JavaScript programming <text:span text:style-name="Strong_20_Emphasis">whereas the keyword </text:span>'let' was just added in 2015. </text:p>
      <text:list xml:id="list826431903" text:style-name="L22">
        <text:list-item>
          <text:p text:style-name="P78">The keyword 'Var' has a function scope. Anywhere in the function, the variable specified using var is accessible but in ‘let’ the scope of a variable declared with the 'let' keyword is limited to the block in which it is declared. Let's start with a Block Scope.</text:p>
        </text:list-item>
      </text:list>
      <text:p text:style-name="P20">====================================================================</text:p>
      <text:p text:style-name="P10"/>
      <text:p text:style-name="P10"><text:span text:style-name="T1">Subject No </text:span><text:span text:style-name="T3">3.</text:span><text:span text:style-name="T4">7 python</text:span></text:p>
      <text:p text:style-name="P10"/>
      <text:p text:style-name="P42"><text:span text:style-name="T12">Question No 1. -</text:span> 1. What is Python? What are the benefits of using Python</text:p>
      <text:p text:style-name="P42"/>
      <text:p text:style-name="P28"/>
      <text:p text:style-name="P10"/>
      <text:p text:style-name="P42"><text:span text:style-name="T17">Ans. </text:span>Python is a high-level, interpreted, general-purpose programming language. Being a general-purpose language, it can be used to build almost any type of application with the right tools/libraries.</text:p>
      <text:p text:style-name="P42"/>
      <text:p text:style-name="P42"/>
      <text:p text:style-name="P35">Python is a general-purpose programming language that has a simple, easy-to-learn syntax that emphasizes readability and therefore reduces the cost of program maintenance. Moreover, the language is capable of scripting, is completely open-source, and supports third-party packages encouraging modularity and code reuse.</text:p>
      <text:p text:style-name="P10">........................................................................................</text:p>
      <text:p text:style-name="P42"><text:soft-page-break/><text:span text:style-name="T12">Question No 2. -</text:span>What is PEP 8 and why is it important?</text:p>
      <text:p text:style-name="P28"/>
      <text:p text:style-name="P10"/>
      <text:p text:style-name="P42"><text:span text:style-name="T17">Ans. </text:span>PEP stands for <text:span text:style-name="Strong_20_Emphasis">Python Enhancement Proposal</text:span>. A PEP is an official design document providing information to the Python community, or describing a new feature for Python or its processes. <text:span text:style-name="Strong_20_Emphasis">PEP 8</text:span> is especially important since it documents the style guidelines for Python Code. Apparently contributing to the Python open-source community requires you to follow these style guidelines sincerely and strictly.</text:p>
      <text:p text:style-name="P35"/>
      <text:p text:style-name="P10">........................................................................................</text:p>
      <text:p text:style-name="P42"><text:span text:style-name="T12">Question No 3. -</text:span>3. What is an Interpreted language?</text:p>
      <text:p text:style-name="P28"/>
      <text:p text:style-name="P10"/>
      <text:p text:style-name="P42"><text:span text:style-name="T17">Ans. </text:span>An Interpreted language executes its statements line by line. Languages such as Python, Javascript, R, PHP, and Ruby are prime examples of Interpreted languages. Programs written in an interpreted language runs directly from the source code, with no intermediary compilation step.</text:p>
      <text:p text:style-name="P10">........................................................................................</text:p>
      <text:p text:style-name="P42"><text:span text:style-name="T12">Question No 4. -</text:span>What is pass in Python?</text:p>
      <text:p text:style-name="P28"/>
      <text:p text:style-name="P10"/>
      <text:p text:style-name="P35">Ans. </text:p>
      <text:p text:style-name="P10">The <text:span text:style-name="Source_20_Text">pass</text:span> keyword represents a null operation in Python. It is generally used for the purpose of filling up empty blocks of code which may execute during runtime but has yet to be written. Without the <text:span text:style-name="Strong_20_Emphasis">pass</text:span> statement in the following code, we may run into some errors during code execution.</text:p>
      <text:p text:style-name="P10">........................................................................................</text:p>
      <text:p text:style-name="P42"><text:span text:style-name="T12">Question No 5. -</text:span> What is the use of self in Python?</text:p>
      <text:p text:style-name="P37">Ans. </text:p>
      <text:p text:style-name="P67"><text:span text:style-name="Strong_20_Emphasis">Self </text:span>is used to represent the instance of the class. With this keyword, you can access the attributes and methods of the class in python. It binds the attributes with the given arguments. self is used in different places and often thought to be a keyword. But unlike in C++, self is not a keyword in Python.</text:p>
      <text:p text:style-name="P10"/>
      <text:p text:style-name="P35"/>
      <text:p text:style-name="P20">====================================================================</text:p>
      <text:p text:style-name="P10"/>
      <text:p text:style-name="P10"><text:span text:style-name="T1">Subject No </text:span><text:span text:style-name="T3">3.</text:span><text:span text:style-name="T4">8kotlin</text:span></text:p>
      <text:p text:style-name="P10"/>
      <text:p text:style-name="P42"><text:span text:style-name="T12">Question No 1. -</text:span>Explain the concept of null safety in Kotlin.</text:p>
      <text:p text:style-name="P28"/>
      <text:p text:style-name="P10"/>
      <text:p text:style-name="P35">Ans. </text:p>
      <text:p text:style-name="P35">Kotlin's type system aims to eradicate null references from the code. If a program throws NullPointerExceptions at runtime it might result in application failure or system crashes. If the Kotlin compiler finds a null reference it throws a NullPointerException.</text:p>
      <text:p text:style-name="P10">........................................................................................</text:p>
      <text:p text:style-name="P42"><text:span text:style-name="T12">Question No 2. -</text:span>11. What do you understand about Companion Object in the context of Kotlin?</text:p>
      <text:p text:style-name="P28"/>
      <text:p text:style-name="P10"/>
      <text:p text:style-name="P42"><text:span text:style-name="T17">Ans. </text:span>In some languages, such as Java, the static keyword is used to declare class members and utilise them without creating an object, i.e. by simply calling them by their class name. In Kotlin, <text:soft-page-break/>there is nothing called the “static” keyword. So, if we want to achieve the functionality of static member functions, we use the companion objects. This is also referred to as Object Extension. </text:p>
      <text:p text:style-name="P10">........................................................................................</text:p>
      <text:p text:style-name="P42"><text:span text:style-name="T12">Question No 3. -</text:span>Differentiate between open and public keywords in Kotlin.</text:p>
      <text:p text:style-name="P28"/>
      <text:p text:style-name="P10"/>
      <text:p text:style-name="P42"><text:span text:style-name="T17">Ans. </text:span>The keyword “open” refers to the term "open for expansion". The open annotation on a class is the polar opposite of the final annotation in Java: it allows others to inherit from it. By default, a class cannot be inherited in Kotlin. In Kotlin, an open method signifies that it can be overridden, whereas it cannot be by default. Instead, any methods in Java can be overridden by default.</text:p>
      <text:p text:style-name="Text_20_body">In Kotlin, all the classes are final by default. If no visibility modifier is specified, the public is used by default, which means our declarations will be accessible everywhere inside the program.</text:p>
      <text:p text:style-name="P35"/>
      <text:p text:style-name="P10">........................................................................................</text:p>
      <text:p text:style-name="P42"><text:span text:style-name="T12">Question No 4. -</text:span> Explain about the “when” keyword in the context of Kotlin.</text:p>
      <text:p text:style-name="P28"/>
      <text:p text:style-name="P10"/>
      <text:p text:style-name="P42"><text:span text:style-name="T17">Ans. </text:span>The “when” keyword is used in Kotlin to substitute the switch operator in other languages such as Java. When a certain condition is met, a specific block of code must be run. Inside the when expression, it compares all of the branches one by one until a match is discovered. After finding the first match, it proceeds to the conclusion of the when block and executes the code immediately following the when block.</text:p>
      <text:p text:style-name="P10"/>
      <text:p text:style-name="P10">........................................................................................</text:p>
      <text:p text:style-name="P42"><text:span text:style-name="T12">Question No 5. -</text:span>. What are the advantages of Kotlin over Java?</text:p>
      <text:p text:style-name="P28"/>
      <text:p text:style-name="P10"/>
      <text:p text:style-name="P42"><text:span text:style-name="T17">Ans. </text:span><text:span text:style-name="Strong_20_Emphasis">Data class:</text:span> In Java, you must create getters and setters for each object, as well as properly write hashCode (or allow the IDE to build it for you, which you must do every time you update the class), toString, and equals. Alternatively, you could utilize lombok, but that has its own set of issues. In Kotlin, data classes take care of everything. </text:p>
      <text:list xml:id="list595501054" text:style-name="L24">
        <text:list-item>
          <text:p text:style-name="P79"><text:span text:style-name="Strong_20_Emphasis">Patterns of getter and setter:</text:span> In Java, for each variable, you use it for, rewrite the getter and setter methods. You don't have to write getter and setter in kotlin, and if you must, custom getter and setter take a lot less typing. There are additional delegates for identical getters and setters. </text:p>
        </text:list-item>
      </text:list>
      <text:list xml:id="list1228018515" text:style-name="L25">
        <text:list-item>
          <text:p text:style-name="P80"><text:span text:style-name="Strong_20_Emphasis">Extension Functions:</text:span> In Java, there is no support for extension functions. Kotlin on the other hand provides support for extension functions which makes the code more clear and cleaner.</text:p>
        </text:list-item>
      </text:list>
      <text:p text:style-name="P20">====================================================================</text:p>
      <text:p text:style-name="P10"/>
      <text:p text:style-name="P10"/>
      <text:p text:style-name="P10"/>
      <text:p text:style-name="P9"/>
      <text:p text:style-name="P9"/>
      <text:p text:style-name="P9"/>
      <text:p text:style-name="P18">====================================================================</text:p>
      <text:p text:style-name="P21">Title :-<text:tab/>Object-Oriented Programming</text:p>
      <text:p text:style-name="P9"/>
      <text:p text:style-name="P9"><text:span text:style-name="T1">Subject No </text:span><text:span text:style-name="T5">4</text:span></text:p>
      <text:p text:style-name="P9"/>
      <text:p text:style-name="P40"><text:soft-page-break/><text:span text:style-name="T12">Question No 1. -</text:span>1. What is meant by the term OOPs?</text:p>
      <text:p text:style-name="P27"/>
      <text:p text:style-name="P9"/>
      <text:p text:style-name="P40"><text:span text:style-name="T17">Ans. </text:span>OOPs refers to Object-Oriented Programming. It is the programming paradigm that is defined using objects. Objects can be considered as real-world instances of entities like class, that have some characteristics and behaviors.</text:p>
      <text:p text:style-name="P34"/>
      <text:p text:style-name="P9">........................................................................................</text:p>
      <text:p text:style-name="P27">Question No 2. -</text:p>
      <text:h text:style-name="P5" text:outline-level="3">2. What is the need for OOPs?</text:h>
      <text:p text:style-name="P9"/>
      <text:p text:style-name="P34">Ans. </text:p>
      <text:p text:style-name="P44">OOPs helps users to understand the software easily, although they don’t know the actual implementation. </text:p>
      <text:list xml:id="list2073565387" text:style-name="L26">
        <text:list-item>
          <text:p text:style-name="P82">With OOPs, the readability, understandability, and maintainability of the code increase multifold. </text:p>
        </text:list-item>
        <text:list-item>
          <text:p text:style-name="P81">Even very big software can be easily written and managed easily using OOPs. </text:p>
        </text:list-item>
      </text:list>
      <text:p text:style-name="P11">........................................................................</text:p>
      <text:p text:style-name="P40"><text:span text:style-name="T12">Question No 3. -</text:span>What are some major Object Oriented Programming languages?</text:p>
      <text:p text:style-name="P27"/>
      <text:p text:style-name="P9"/>
      <text:p text:style-name="P40"><text:span text:style-name="T17">Ans. </text:span>The programming languages that use and follow the Object-Oriented Programming paradigm or OOPs, are known as Object-Oriented Programming languages. Some of the major Object-Oriented Programming languages include:</text:p>
      <text:list xml:id="list3535811951" text:style-name="L27">
        <text:list-item>
          <text:p text:style-name="P84"><text:a xlink:type="simple" xlink:href="https://www.interviewbit.com/java-interview-questions/" office:target-frame-name="_blank" xlink:show="new" text:style-name="Internet_20_link" text:visited-style-name="Visited_20_Internet_20_Link"><text:span text:style-name="Strong_20_Emphasis">Java</text:span></text:a> </text:p>
        </text:list-item>
        <text:list-item>
          <text:p text:style-name="P84"><text:a xlink:type="simple" xlink:href="https://www.interviewbit.com/cpp-interview-questions/" office:target-frame-name="_blank" xlink:show="new" text:style-name="Internet_20_link" text:visited-style-name="Visited_20_Internet_20_Link"><text:span text:style-name="Strong_20_Emphasis">C++</text:span></text:a> </text:p>
        </text:list-item>
        <text:list-item>
          <text:p text:style-name="P84"><text:a xlink:type="simple" xlink:href="https://www.interviewbit.com/javascript-interview-questions/" office:target-frame-name="_blank" xlink:show="new" text:style-name="Internet_20_link" text:visited-style-name="Visited_20_Internet_20_Link"><text:span text:style-name="Strong_20_Emphasis">Javascript</text:span></text:a> </text:p>
        </text:list-item>
        <text:list-item>
          <text:p text:style-name="P84"><text:a xlink:type="simple" xlink:href="https://www.interviewbit.com/python-interview-questions/" office:target-frame-name="_blank" xlink:show="new" text:style-name="Internet_20_link" text:visited-style-name="Visited_20_Internet_20_Link"><text:span text:style-name="Strong_20_Emphasis">Python</text:span></text:a> </text:p>
        </text:list-item>
        <text:list-item>
          <text:p text:style-name="P83"><text:a xlink:type="simple" xlink:href="https://www.interviewbit.com/php-interview-questions/" office:target-frame-name="_blank" xlink:show="new" text:style-name="Internet_20_link" text:visited-style-name="Visited_20_Internet_20_Link"><text:span text:style-name="Strong_20_Emphasis">PHP</text:span></text:a> </text:p>
        </text:list-item>
      </text:list>
      <text:p text:style-name="P34"/>
      <text:p text:style-name="P9">........................................................................................</text:p>
      <text:p text:style-name="P40"><text:span text:style-name="T12">Question No 4. -</text:span>What are the main features of OOPs?</text:p>
      <text:p text:style-name="P27"/>
      <text:p text:style-name="P9"/>
      <text:p text:style-name="P34">Ans. </text:p>
      <text:p text:style-name="P68">OOPs or Object Oriented Programming mainly comprises of the below four features, and make sure you don't miss any of these:</text:p>
      <text:list xml:id="list4004514928" text:style-name="L28">
        <text:list-item>
          <text:p text:style-name="P86">Inheritance </text:p>
        </text:list-item>
        <text:list-item>
          <text:p text:style-name="P86">Encapsulation </text:p>
        </text:list-item>
        <text:list-item>
          <text:p text:style-name="P86">Polymorphism </text:p>
        </text:list-item>
        <text:list-item>
          <text:p text:style-name="P85">Data Abstraction<text:line-break/>  </text:p>
        </text:list-item>
      </text:list>
      <text:p text:style-name="P9"/>
      <text:p text:style-name="P9">........................................................................................</text:p>
      <text:p text:style-name="P40"><text:span text:style-name="T12">Question No 5. -</text:span>5. What is meant by Structured Programming?</text:p>
      <text:p text:style-name="P27"/>
      <text:p text:style-name="P9"/>
      <text:p text:style-name="P40"><text:soft-page-break/><text:span text:style-name="T17">Ans. </text:span><text:span text:style-name="Strong_20_Emphasis">Structured Programming</text:span> refers to the method of programming which consists of a completely structured control flow. Here structure refers to a block, which contains a set of rules, and has a definitive control flow, such as (if/then/else), (while and for), block structures, and subroutines.</text:p>
      <text:p text:style-name="Text_20_body">Nearly all programming paradigms include Structured programming, including the OOPs model.</text:p>
      <text:p text:style-name="P34"/>
      <text:p text:style-name="P18">====================================================================</text:p>
      <text:p text:style-name="P9"/>
      <text:p text:style-name="P9"/>
      <text:p text:style-name="P9"/>
      <text:p text:style-name="P11"/>
      <text:p text:style-name="P21">====================================================================</text:p>
      <text:p text:style-name="P21">Title :-<text:tab/>Network Security</text:p>
      <text:p text:style-name="P11"/>
      <text:p text:style-name="P11"><text:span text:style-name="T1">Subject No </text:span><text:span text:style-name="T5">5</text:span></text:p>
      <text:p text:style-name="P11"/>
      <text:p text:style-name="P44"><text:span text:style-name="T12">Question No 1. -</text:span>1. What is a network?</text:p>
      <text:p text:style-name="P29"/>
      <text:p text:style-name="P11"/>
      <text:p text:style-name="P44"><text:span text:style-name="T17">Ans. </text:span>A <text:a xlink:type="simple" xlink:href="https://www.interviewbit.com/networking-interview-questions/" office:target-frame-name="_blank" xlink:show="new" text:style-name="Internet_20_link" text:visited-style-name="Visited_20_Internet_20_Link"><text:span text:style-name="Strong_20_Emphasis">network</text:span></text:a> is a set of interconnected computers and other devices that allows information to flow between them. This is the process of connecting these devices and allowing them to communicate with each other. One of the most important aspects of networking is the ability to share data. </text:p>
      <text:p text:style-name="P37"/>
      <text:p text:style-name="P11">........................................................................................</text:p>
      <text:p text:style-name="P44"><text:span text:style-name="T12">Question No 2. -</text:span>2. What is a protocol?</text:p>
      <text:p text:style-name="P29"/>
      <text:p text:style-name="P11"/>
      <text:p text:style-name="P44"><text:span text:style-name="T17">Ans. </text:span>A protocol is a set of rules that govern how two or more parties interact with each other. It is a way of specifying how data should be exchanged between two or more parties. Protocols are often used to control the flow of data, such as when sending emails or transferring files.</text:p>
      <text:p text:style-name="P11">........................................................................................</text:p>
      <text:p text:style-name="P44"><text:span text:style-name="T12">Question No 3. -</text:span>3. What is pipelining?</text:p>
      <text:p text:style-name="P29"/>
      <text:p text:style-name="P11"/>
      <text:p text:style-name="P44"><text:span text:style-name="T17">Ans. </text:span>Pipelining is a method of software development that involves writing and testing multiple versions of a software program at the same time. The process is similar to parallel processing, but it works on a more granular scale. Instead of writing one program, you write multiple programs that can run in parallel. The result is that you can write a new version of the program in just a few hours instead of weeks or months.</text:p>
      <text:p text:style-name="P11">........................................................................................</text:p>
      <text:p text:style-name="P44"><text:span text:style-name="T12">Question No 4. -</text:span>4. What is the hub in networking?</text:p>
      <text:p text:style-name="P29"/>
      <text:p text:style-name="P11"/>
      <text:p text:style-name="P45"><text:span text:style-name="T17">Ans.</text:span>Hubs are nodes in a network that is responsible for connecting other nodes. Hubs are often the first point of contact for new nodes, and they are also the first point of entry for external resources, such as software updates and customer service.<text:span text:style-name="T17"> </text:span></text:p>
      <text:p text:style-name="P11"/>
      <text:p text:style-name="P11">........................................................................................</text:p>
      <text:p text:style-name="P44"><text:span text:style-name="T12">Question No 5. -</text:span>5. What is a switch in networking?</text:p>
      <text:p text:style-name="P29"/>
      <text:p text:style-name="P11"/>
      <text:p text:style-name="P44"><text:soft-page-break/><text:span text:style-name="T17">Ans. </text:span>Network devices (especially switches) that connect devices in a local area network (LAN) and pass data between them. A switch forwards data packets between devices connected to the same port, but not between ports on different devices or to other networks. A router, in contrast, forwards data packets between networks. A switch sends only to the device it is intended for (another switch, a router, or a user's computers</text:p>
      <text:p text:style-name="P21">====================================================================</text:p>
      <text:p text:style-name="P11"/>
      <text:p text:style-name="P11"/>
      <text:p text:style-name="P11"/>
      <text:p text:style-name="P11"/>
      <text:p text:style-name="P11"/>
      <text:p text:style-name="P21">====================================================================</text:p>
      <text:p text:style-name="P21">Title :-<text:tab/><text:span text:style-name="T25">blockchain</text:span></text:p>
      <text:p text:style-name="P11"/>
      <text:p text:style-name="P13"><text:span text:style-name="T1">Subject No </text:span><text:span text:style-name="T6">1Cryptocurrency</text:span></text:p>
      <text:p text:style-name="P11"/>
      <text:p text:style-name="P44"><text:span text:style-name="T12">Question No 1. -</text:span><text:bookmark text:name="what-is-a-blockchain-and-how-does-it-ensure-security-and-immutability-in-cryptocurrency-transactions"/>What is a blockchain, and how does it ensure security and immutability in cryptocurrency transactions?</text:p>
      <text:p text:style-name="P29"/>
      <text:p text:style-name="P11"/>
      <text:p text:style-name="P44"><text:span text:style-name="T17">Ans. </text:span><text:line-break/><text:line-break/>A blockchain is a decentralized and distributed digital ledger that records transactions across multiple computers or nodes. It consists of a chain of blocks, where each block contains a list of transactions. The security and immutability of cryptocurrency transactions are ensured through several mechanisms within the blockchain.<text:line-break/><text:line-break/>Firstly, transactions are bundled into blocks and cryptographically linked to the previous block, forming a chain. This linking creates a tamper-resistant structure, as altering a transaction in a block would require changing subsequent blocks, which becomes computationally impractical as the chain grows.<text:line-break/></text:p>
      <text:p text:style-name="P37"/>
      <text:p text:style-name="P11">........................................................................................</text:p>
      <text:p text:style-name="P44"><text:span text:style-name="T12">Question No 2. -</text:span></text:p>
      <text:h text:style-name="Heading_20_2" text:outline-level="2"><text:bookmark text:name="describe-the-process-of-mining-in-cryptocurrency-networks-what-role-does-it-play-and-how-does-it-contribute-to-the-overall-ecosystem"/>Describe the process of mining in cryptocurrency networks. What role does it play, and how does it contribute to the overall ecosystem?</text:h>
      <text:p text:style-name="P29"/>
      <text:p text:style-name="P11"/>
      <text:p text:style-name="P44"><text:span text:style-name="T17">Ans. </text:span>Mining is the process by which new transactions are validated, bundled into blocks, and added to the blockchain in many cryptocurrency networks. Miners perform this process and play a crucial role in the overall ecosystem.<text:line-break/><text:line-break/>The mining process begins when miners collect unconfirmed transactions from the network. They then compete to solve a complex mathematical puzzle by applying computational power. This puzzle-solving is resource-intensive and requires a significant amount of computational work. The first miner to find a valid solution broadcasts it to the network.</text:p>
      <text:p text:style-name="P11">........................................................................................</text:p>
      <text:p text:style-name="P44"><text:span text:style-name="T12">Question No 3. -</text:span><text:bookmark text:name="what-is-zero-knowledge-proof"/>What is zero knowledge proof</text:p>
      <text:p text:style-name="P29"><text:soft-page-break/></text:p>
      <text:p text:style-name="P11"/>
      <text:p text:style-name="P44"><text:span text:style-name="T17">Ans. </text:span>A zero-knowledge proof (ZKP) is a cryptographic method by which one party (the prover) can prove to another party (the verifier) that a given statement is true, without conveying any information apart from the fact that the statement is true. This means that the prover can demonstrate that they know a value x, without conveying any information about x itself.</text:p>
      <text:p text:style-name="Text_20_body">The concept might sound counterintuitive at first, but ZKPs have been a topic of interest in cryptographic research due to their potential applications in privacy-preserving protocols and systems.</text:p>
      <text:p text:style-name="P37"/>
      <text:p text:style-name="P11">........................................................................................</text:p>
      <text:p text:style-name="P44"><text:span text:style-name="T12">Question No 4. -</text:span><text:bookmark text:name="what-is-layer-zero"/>What is layer zero?</text:p>
      <text:p text:style-name="P29"/>
      <text:p text:style-name="P11"/>
      <text:p text:style-name="P44"><text:span text:style-name="T17">Ans. </text:span>Layer 0 (Infrastructure Layer): This is the underlying infrastructure or the physical layer on which the blockchain runs. It encompasses the network of nodes, internet connectivity, hardware (like computers, storage, and bandwidth), and foundational protocols that facilitate communication between nodes. It sets the stage for the entire network to operate.</text:p>
      <text:p text:style-name="P11"/>
      <text:p text:style-name="P11">........................................................................................</text:p>
      <text:p text:style-name="P44"><text:span text:style-name="T12">Question No 5. -</text:span>Who governs Bitcoin?</text:p>
      <text:p text:style-name="P29"/>
      <text:p text:style-name="P11"/>
      <text:p text:style-name="P44"><text:span text:style-name="T17">Ans. </text:span>Bitcoin is not a company, so no one can govern the Bitcoin. Bitcoin is decentralized digital money that is issued and managed without any centralized authority. It is created as a reward in a competition in which miners who own the specialized computer offer their computing power to verify and generate new Bitcoins. They are also responsible for maintaining the security of the network into the blockchain. The activity of creating a bitcoin is known as mining, and every successful miner gets a reward with newly created bitcoins and transaction fees.</text:p>
      <text:p text:style-name="Horizontal_20_Line"/>
      <text:p text:style-name="P37"/>
      <text:p text:style-name="P21">====================================================================</text:p>
      <text:p text:style-name="P11"/>
      <text:p text:style-name="P11"/>
      <text:p text:style-name="P11"/>
      <text:p text:style-name="P11"/>
      <text:p text:style-name="P11"/>
      <text:p text:style-name="P12"/>
      <text:p text:style-name="P21">====================================================================</text:p>
      <text:p text:style-name="P22">Title :-<text:tab/>Blockchain interoperability</text:p>
      <text:p text:style-name="P11"/>
      <text:p text:style-name="P11"><text:span text:style-name="T1">Subject No </text:span><text:span text:style-name="T6">2</text:span></text:p>
      <text:p text:style-name="P11"/>
      <text:p text:style-name="P44"><text:span text:style-name="T12">Question No 1. -</text:span>Advantages of Blockchain Interoperability</text:p>
      <text:p text:style-name="P29"/>
      <text:p text:style-name="P11"/>
      <text:p text:style-name="P44"><text:span text:style-name="T17">Ans. </text:span><text:span text:style-name="Strong_20_Emphasis">Increases ease of sharing data: </text:span>Blockchain interoperability increase the ease of sharing and integration of data. This encourages blockchain transactions. </text:p>
      <text:list xml:id="list94770942" text:style-name="L30">
        <text:list-item>
          <text:p text:style-name="P87"><text:span text:style-name="Strong_20_Emphasis">Increases success rate of projects: </text:span>Blockchain interoperability increases the success rate of future and current projects especially the projects like healthcare, finance, aviation, etc. </text:p>
        </text:list-item>
      </text:list>
      <text:list xml:id="list2215372525" text:style-name="L31">
        <text:list-item>
          <text:p text:style-name="P88"><text:span text:style-name="Strong_20_Emphasis">Cross-chain transactions: </text:span>It has eased the process of cross-chain transactions as blockchains can share their data with one another.</text:p>
        </text:list-item>
      </text:list>
      <text:p text:style-name="P37"/>
      <text:p text:style-name="P11">........................................................................................</text:p>
      <text:p text:style-name="P44"><text:span text:style-name="T12">Question No 2. -</text:span>Importance of Interoperability in Blockchain</text:p>
      <text:p text:style-name="P29"/>
      <text:p text:style-name="P11"/>
      <text:p text:style-name="P44"><text:span text:style-name="T17">Ans. </text:span>The blockchain is a distributed network of nodes from which no single node has a complete copy of the ledger. This ensures that blockchains are not susceptible to physical or digital theft and fraud, as the whole system is reliant on the credibility of thousands of independent validators. It is important that blockchains maintain accurate records just like traditional ledgers to promote trust in a system. </text:p>
      <text:list xml:id="list3902432155" text:style-name="L32">
        <text:list-item>
          <text:p text:style-name="P89">Without this interoperability, it would be difficult for large companies to utilize blockchain technology because they need access to an unlimited number of independent parties rather than just one centralized authority.</text:p>
        </text:list-item>
      </text:list>
      <text:p text:style-name="P37"/>
      <text:p text:style-name="P11">........................................................................................</text:p>
      <text:p text:style-name="P44"><text:span text:style-name="T12">Question No 3. -</text:span>Why is Blockchain Interoperability Integral?</text:p>
      <text:p text:style-name="P29"/>
      <text:p text:style-name="P11"/>
      <text:p text:style-name="P44"><text:span text:style-name="T17">Ans. </text:span>n its simplest form, a blockchain is a decentralized ledger that can store transactions without the need for trusted intermediaries. Organizations use blockchains to track data and assets across disparate systems while providing immutability. However, as the number of blockchain networks operating in isolation increases, so too does the number of participants looking to utilize these networks.</text:p>
      <text:list xml:id="list2136333378" text:style-name="L33">
        <text:list-item>
          <text:p text:style-name="P90">Blockchain interoperability is important because it allows for different types of blockchains, both public and private, to coexist in a world where their data can be exchanged freely.</text:p>
        </text:list-item>
      </text:list>
      <text:p text:style-name="P37"/>
      <text:p text:style-name="P11">........................................................................................</text:p>
      <text:p text:style-name="P44"><text:span text:style-name="T12">Question No 4. -</text:span>Solutions For Executing Blockchain Interoperability</text:p>
      <text:p text:style-name="P29"/>
      <text:p text:style-name="P11"/>
      <text:p text:style-name="P37">Ans. </text:p>
      <text:p text:style-name="P11"><text:span text:style-name="Strong_20_Emphasis">1. Polkadot: </text:span>It is an open-source blockchain platform and cryptocurrency that has taken blockchain interoperability to another level. </text:p>
      <text:p text:style-name="P11"><text:span text:style-name="Strong_20_Emphasis">2. Hybrix: </text:span>It is an open-source blockchain platform that unites all digital ledgers. </text:p>
      <text:p text:style-name="P11"><text:soft-page-break/></text:p>
      <text:p text:style-name="P11">........................................................................................</text:p>
      <text:p text:style-name="P44"><text:span text:style-name="T12">Question No 5. -</text:span>How Does Blockchain Interoperability Work?</text:p>
      <text:p text:style-name="P29"/>
      <text:p text:style-name="P11"/>
      <text:p text:style-name="P44"><text:span text:style-name="T17">Ans. </text:span>This often involves an entity on a traditional company merging with a blockchain project to allow the two businesses to work together more efficiently and effectively than they could either separately or working with each other in the past. </text:p>
      <text:list xml:id="list1645234490" text:style-name="L35">
        <text:list-item>
          <text:p text:style-name="P91">Blockchains are limited to what they can do without cooperation from third-party entities, so blockchain integration companies help integrate blockchains into other systems like businesses or governments by using their particular know-how and experience. </text:p>
        </text:list-item>
      </text:list>
      <text:p text:style-name="P21">====================================================================</text:p>
      <text:p text:style-name="P11"/>
      <text:p text:style-name="P12"/>
      <text:p text:style-name="P21">====================================================================</text:p>
      <text:p text:style-name="P23">Title :-<text:tab/>Cryptography</text:p>
      <text:p text:style-name="P11"/>
      <text:p text:style-name="P11"><text:span text:style-name="T1">Subject No </text:span><text:span text:style-name="T7">3</text:span></text:p>
      <text:p text:style-name="P11"/>
      <text:p text:style-name="P44"><text:span text:style-name="T12">Question No 1. -</text:span><text:bookmark text:name="cryptography"/><text:span text:style-name="T26">1) Define Cryptography and its benefits?</text:span></text:p>
      <text:p text:style-name="P29"/>
      <text:p text:style-name="P11"/>
      <text:p text:style-name="P37">Ans. </text:p>
      <text:p text:style-name="P37">it is actually a method of securing communications through some protocols in order to make the information secure or understood able only by the sender as well as the receiver. Earlier this strategy was based on mathematical theories and computer science. However, with improvement in technology, it is presently based on some vast protocols that are difficult to crack. Thus information security, as well as authenticity can always be ensured and it’s the leading benefit of Cryptography.</text:p>
      <text:p text:style-name="P11">........................................................................................</text:p>
      <text:p text:style-name="P29">Question No 2. -</text:p>
      <text:h text:style-name="P6" text:outline-level="3">What are the few major applications of cryptography in the modern world?</text:h>
      <text:p text:style-name="P11"/>
      <text:p text:style-name="P44"><text:span text:style-name="T17">Ans. </text:span>There are lots of benefits of <text:a xlink:type="simple" xlink:href="https://mindmajix.com/cryptography-tutorial" office:target-frame-name="_blank" xlink:show="new" text:style-name="Internet_20_link" text:visited-style-name="Visited_20_Internet_20_Link">cryptography</text:a> in the modern world and a few of them are:</text:p>
      <text:p text:style-name="P92">1. Chip-based payment cards<text:line-break/>2. Computer and other passwords<text:line-break/>3. E-commerce<text:line-break/>4. Defense communications<text:line-break/>5. Digital Currencies<text:line-break/>6. Designing protocols<text:line-break/>7. Data authenticity</text:p>
      <text:p text:style-name="P37"/>
      <text:p text:style-name="P11">........................................................................................</text:p>
      <text:p text:style-name="P44"><text:span text:style-name="T12">Question No 3. -</text:span><text:span text:style-name="T26">What is decryption? What is its need?</text:span></text:p>
      <text:p text:style-name="P29"/>
      <text:p text:style-name="P11"/>
      <text:p text:style-name="P44"><text:span text:style-name="T17">Ans. </text:span>Cryptography has two important modules and they are encryption and second is decryption. Encryption is basically an approach that converts information into secret codes. It is also known as encoding. It is done to make the information secure. On the other side decryption is a process that is opposite to it i.e. converting the coded information back to its actual form. Only the receiver knows the protocols to decode that information. </text:p>
      <text:p text:style-name="P11">........................................................................................</text:p>
      <text:p text:style-name="P44"><text:span text:style-name="T12">Question No 4. -</text:span><text:span text:style-name="T26">What do you mean by Secret Key Cryptography and Public Key Cryptography? How they are different from one another</text:span></text:p>
      <text:p text:style-name="P29"/>
      <text:p text:style-name="P11"/>
      <text:p text:style-name="P44"><text:soft-page-break/><text:span text:style-name="T17">Ans. </text:span>Both these are the algorithms of encryption and contribute to data security. Secret Key Cryptography can be used for both encryptions as well as decryption. It is also considered an asymmetric approach and contains only one key. On the other hand, Public Key cryptography is basically an asymmetric approach. There are two keys in this approach and one is basically the public key and any user can access the information.</text:p>
      <text:p text:style-name="P11"/>
      <text:p text:style-name="P11">........................................................................................</text:p>
      <text:p text:style-name="P44"><text:span text:style-name="T12">Question No 5. -</text:span><text:span text:style-name="T26">What type of information can be secured with Cryptography?</text:span></text:p>
      <text:p text:style-name="P29"/>
      <text:p text:style-name="P11"/>
      <text:p text:style-name="P44"><text:span text:style-name="T17">Ans. </text:span>Well, there is no strict upper limit on that. Any information that needs some privacy can be encrypted with this approach. However, in the present scenario, most of the information belongs to secret operations, business data, defense applications, and lots more. Cryptography is an approach that can encode both digital, as well as analog information and data without facing any issue.</text:p>
      <text:p text:style-name="P21">====================================================================</text:p>
      <text:p text:style-name="P11"/>
      <text:p text:style-name="P11"/>
      <text:p text:style-name="P11"/>
      <text:p text:style-name="P11"/>
      <text:p text:style-name="P23">====================================================================</text:p>
      <text:p text:style-name="P23">Title :-<text:tab/>Blockchain</text:p>
      <text:p text:style-name="P14"/>
      <text:p text:style-name="P14"><text:span text:style-name="T1">Subject No </text:span><text:span text:style-name="T7">4</text:span></text:p>
      <text:p text:style-name="P14"/>
      <text:p text:style-name="P46"><text:span text:style-name="T12">Question No </text:span><text:span text:style-name="T13">1) What is Blockchain?</text:span></text:p>
      <text:p text:style-name="P46"><text:span text:style-name="T13"/></text:p>
      <text:p text:style-name="P30"/>
      <text:p text:style-name="P14"/>
      <text:p text:style-name="P46"><text:span text:style-name="T17">Ans. </text:span>A Blockchain is a constantly growing <text:span text:style-name="Strong_20_Emphasis">ledger</text:span>(file) that keeps a permanent record of all the transactions that have taken place, in a secure, chronological, and immutable way. It can be used for the secure transfer of money, property, contracts, etc. without requiring a third-party intermediary like bank or government.</text:p>
      <text:p text:style-name="P14">................................................................................</text:p>
      <text:p text:style-name="P46"><text:span text:style-name="T12">Question No 2. -</text:span>Where is a blockchain stored?</text:p>
      <text:p text:style-name="P14"/>
      <text:p text:style-name="P14"/>
      <text:p text:style-name="P46"><text:span text:style-name="T17">Ans.</text:span></text:p>
      <text:p text:style-name="P52">The blockchain can be either stored as a flat file or as a database.</text:p>
      <text:p text:style-name="P38"/>
      <text:p text:style-name="P14">........................................................................................</text:p>
      <text:p text:style-name="P46"><text:span text:style-name="T12">Question No 3. What are the types of records that are present in the blockchain database?</text:span></text:p>
      <text:p text:style-name="P46"><text:span text:style-name="T12"/></text:p>
      <text:p text:style-name="P30"/>
      <text:p text:style-name="P14"/>
      <text:p text:style-name="P46"><text:span text:style-name="T17">Ans.There are two types of records in a blockchain database.</text:span></text:p>
      <text:list xml:id="list1140431424" text:style-name="L36">
        <text:list-item>
          <text:p text:style-name="P94">Transactional Records </text:p>
        </text:list-item>
        <text:list-item>
          <text:p text:style-name="P93">Block Records </text:p>
        </text:list-item>
      </text:list>
      <text:p text:style-name="P46"><text:span text:style-name="T17"/></text:p>
      <text:p text:style-name="P14">........................................................................................</text:p>
      <text:p text:style-name="P46"><text:span text:style-name="T12">Question No 4. </text:span><text:span text:style-name="T13"><text:s/>What do you mean by blocks in the blockchain technology?</text:span></text:p>
      <text:p text:style-name="P46"><text:soft-page-break/><text:span text:style-name="T13"/></text:p>
      <text:p text:style-name="P14"/>
      <text:p text:style-name="P46"><text:span text:style-name="T17">Ans. A Blockchain consists of a list of records(some or all of the recent transaction). Such records are stored in blocks. Each time a block gets completed, a new block is generated. The block linked with other blocks constitutes a chain of blocks called Blockchain. Each block, after added into the blockchain, will be stored as a permanent database. We cannot delete or reverse any block from the blockchain</text:span></text:p>
      <text:p text:style-name="P14"/>
      <text:p text:style-name="P14">........................................................................................</text:p>
      <text:p text:style-name="P46"><text:span text:style-name="T12">Question No 5. -</text:span><text:span text:style-name="T13">Every block of Blockchain consist of what elements?</text:span></text:p>
      <text:p text:style-name="P46"><text:span text:style-name="T13"/></text:p>
      <text:p text:style-name="P46"><text:span text:style-name="T17">Ans. </text:span><text:span text:style-name="T19">e</text:span><text:span text:style-name="T17">very block must include these three things:</text:span></text:p>
      <text:list xml:id="list2310549441" text:style-name="L37">
        <text:list-item>
          <text:p text:style-name="P96">A hash pointer to the previous block </text:p>
        </text:list-item>
        <text:list-item>
          <text:p text:style-name="P96">Timestamp </text:p>
        </text:list-item>
        <text:list-item>
          <text:p text:style-name="P95">List of transactions </text:p>
        </text:list-item>
      </text:list>
      <text:p text:style-name="P46"><text:span text:style-name="T17"/></text:p>
      <text:p text:style-name="P23">====================================================================</text:p>
      <text:p text:style-name="P14"/>
      <text:p text:style-name="P14"/>
      <text:p text:style-name="P14"/>
      <text:p text:style-name="P14"/>
      <text:p text:style-name="P23">====================================================================</text:p>
      <text:p text:style-name="P23">Title :-<text:tab/>5.Blockchain fundamentals</text:p>
      <text:p text:style-name="P14"/>
      <text:p text:style-name="P14"><text:span text:style-name="T1">Subject No </text:span><text:span text:style-name="T7">5</text:span></text:p>
      <text:p text:style-name="P14"/>
      <text:p text:style-name="P46"><text:span text:style-name="T12">Question No </text:span><text:span text:style-name="T13">1)</text:span><text:span text:style-name="Strong_20_Emphasis"><text:span text:style-name="T13">What do you mean by Coinbase transaction?</text:span></text:span></text:p>
      <text:p text:style-name="P46"><text:span text:style-name="Strong_20_Emphasis"><text:span text:style-name="T13"/></text:span></text:p>
      <text:p text:style-name="P46"><text:span text:style-name="T13"/></text:p>
      <text:p text:style-name="P46"><text:span text:style-name="T13"/></text:p>
      <text:p text:style-name="P30"/>
      <text:p text:style-name="P14"/>
      <text:p text:style-name="P46"><text:span text:style-name="T17">Ans. A Coinbase transaction is the </text:span><text:span text:style-name="Strong_20_Emphasis"><text:span text:style-name="T17">first transaction</text:span></text:span><text:span text:style-name="T17"> in a block. It is a </text:span><text:span text:style-name="Strong_20_Emphasis"><text:span text:style-name="T17">unique type</text:span></text:span><text:span text:style-name="T17"> of bitcoin transaction that can be created by a miner. The miners use it to collect the block reward for their work and any other transaction fees collected by the miner are also sent in this transaction.</text:span></text:p>
      <text:p text:style-name="P14">................................................................................</text:p>
      <text:p text:style-name="P46"><text:span text:style-name="T12">Question No 2. -What is a 51% attack?</text:span></text:p>
      <text:p text:style-name="P46"><text:span text:style-name="T12"/></text:p>
      <text:p text:style-name="P14"/>
      <text:p text:style-name="P14"/>
      <text:p text:style-name="P46"><text:span text:style-name="T17">Ans.The 51% attack on a blockchain network refers to a miner or a group of miners who are trying to control more than 50% of a network's mining power, computing power or hash rate. In this attack, the attacker can block new transactions from taking place or being confirmed. They are also able to reverse transactions that have already confirmed while they were in control of the network, leading to a double-spending problem.</text:span></text:p>
      <text:p text:style-name="P14">........................................................................................</text:p>
      <text:p text:style-name="P46"><text:span text:style-name="T12">Question No 3. How does bitcoin use blockchain?</text:span></text:p>
      <text:p text:style-name="P46"><text:span text:style-name="T12"/></text:p>
      <text:p text:style-name="P30"/>
      <text:p text:style-name="P14"/>
      <text:p text:style-name="P46"><text:soft-page-break/><text:span text:style-name="T17">Ans.A transaction is a transfer of value between Bitcoin wallets that gets included in the blockchain. Bitcoin wallets keep a secret piece of data called a private key. The private key is used to sign transactions and provide mathematical proof that they have come from the owner of the wallet.</text:span></text:p>
      <text:p text:style-name="Horizontal_20_Line"/>
      <text:p text:style-name="P46"><text:span text:style-name="T17"/></text:p>
      <text:p text:style-name="P46"><text:span text:style-name="T17"/></text:p>
      <text:p text:style-name="P14">........................................................................................</text:p>
      <text:p text:style-name="P46"><text:span text:style-name="T12">Question No 4.What is Consensus algorithm?</text:span></text:p>
      <text:p text:style-name="P46"><text:span text:style-name="T12"/></text:p>
      <text:p text:style-name="P46"><text:span text:style-name="T12">The consensus algorithm is the method of gaining consensus on a change of data over the system or distributed network. Consensus algorithms are heavily used in blockchains as they enable the network of unknown nodes to reach consensus on the data that is being stored or shared through the blockchain.</text:span></text:p>
      <text:p text:style-name="P14"/>
      <text:p text:style-name="P14">........................................................................................</text:p>
      <text:p text:style-name="P46"><text:span text:style-name="T12">Question No 5. What is the difference between public and private key?</text:span></text:p>
      <text:p text:style-name="P46"><text:span text:style-name="T12"/></text:p>
      <text:p text:style-name="P46"><text:span text:style-name="T17">Ans.The private key is used to encrypt or lock a message or transaction which is sent on the blockchain network. The sender can send a message using the public key of the receiver. On the other hand, the receiver can decrypt the message or the transaction using his private key. By using the private and public key, the communication or transaction is kept safe and tamper-proof.</text:span></text:p>
      <text:p text:style-name="P46"><text:span text:style-name="T17"/></text:p>
      <text:p text:style-name="P23">====================================================================</text:p>
      <text:p text:style-name="P14"/>
      <text:p text:style-name="P14"/>
      <text:p text:style-name="P14"/>
      <text:p text:style-name="P23">====================================================================</text:p>
      <text:p text:style-name="P24">Title :-<text:tab/>Healthcare</text:p>
      <text:p text:style-name="P14"/>
      <text:p text:style-name="P15"><text:span text:style-name="T1">Subject No </text:span><text:span text:style-name="T8">1 </text:span><text:span text:style-name="T27">Public Health</text:span></text:p>
      <text:p text:style-name="P14"/>
      <text:p text:style-name="P46"><text:span text:style-name="T12">Question No </text:span><text:span text:style-name="T13">1) Describe an effective health programme you have developed, implemented and/or presented.</text:span></text:p>
      <text:p text:style-name="P46"><text:span text:style-name="T13"/></text:p>
      <text:p text:style-name="P46"><text:span text:style-name="T13"/></text:p>
      <text:p text:style-name="P30"/>
      <text:p text:style-name="P14"/>
      <text:p text:style-name="P46"><text:span text:style-name="T17">Ans. Public health advisors often have to develop, implement and/or present health programmes and initiatives that benefit the groups they serve. When answering a question about a programme you have managed, use the STAR (situation, task, action, result) method to include details about the task, how you developed the programme and its overall outcome.</text:span></text:p>
      <text:p text:style-name="P14">................................................................................</text:p>
      <text:p text:style-name="P46"><text:span text:style-name="T12">Question No 2. -: How would you handle a situation in which your team didn't agree on a public health policy?</text:span></text:p>
      <text:p text:style-name="P46"><text:span text:style-name="T12"/></text:p>
      <text:p text:style-name="P14"/>
      <text:p text:style-name="P14"/>
      <text:p text:style-name="P46"><text:span text:style-name="T17">Ans.Public health advisors must provide advice and guidance on matters that relate to public health. They need to be able to communicate their ideas effectively and drive action and change to protect the health of those they serve. As you answer this question, talk about your leadership skills and your qualifications that make you a trusted authority on the subject.</text:span></text:p>
      <text:p text:style-name="P14"><text:soft-page-break/>........................................................................................</text:p>
      <text:p text:style-name="P46"><text:span text:style-name="T12">Question No 3. How do you prioritise projects?</text:span></text:p>
      <text:p text:style-name="P46"><text:span text:style-name="T12"/></text:p>
      <text:p text:style-name="P30"/>
      <text:p text:style-name="P14"/>
      <text:p text:style-name="P46"><text:span text:style-name="T17">Ans.Working as a public health advisor often includes managing multiple projects. Health concerns and disease outbreaks can happen quickly, so outline how you manage projects and prioritise items as they come up.</text:span></text:p>
      <text:p text:style-name="P46"><text:span text:style-name="T17"/></text:p>
      <text:p text:style-name="P14">........................................................................................</text:p>
      <text:p text:style-name="P46"><text:span text:style-name="T12">Question No 4.</text:span><text:bookmark text:name="what-motivated-you-to-pursue-a-career-in-public-health?"/><text:span text:style-name="T12">What motivated you to pursue a career in public health?</text:span></text:p>
      <text:p text:style-name="P46"><text:span text:style-name="T12"/></text:p>
      <text:p text:style-name="P14">here are many reasons why someone might pursue a career in public health, but some of the most common motivations include a desire to improve population health, a passion for working with diverse populations, and a commitment to social justice. It is important for public health analysts to have a strong motivation for pursuing a career in public health so that they can be effective in their roles.</text:p>
      <text:p text:style-name="P14">........................................................................................</text:p>
      <text:p text:style-name="P46"><text:span text:style-name="T12">Question No 5. </text:span><text:bookmark text:name="what-do-you-think-are-the-most-pressing-issues-in-public-health-today?"/><text:span text:style-name="T12">What do you think are the most pressing issues in public health today?</text:span></text:p>
      <text:p text:style-name="P46"><text:span text:style-name="T12"/></text:p>
      <text:p text:style-name="P46"><text:span text:style-name="T17">Ans.</text:span></text:p>
      <text:p text:style-name="P46"><text:span text:style-name="T17">here are many pressing issues in public health today, and it is important for the interviewer to know what the candidate believes are the most pressing issues. This question allows the interviewer to gauge the candidate's knowledge of public health issues and their importance. It also allows the interviewer to see how the candidate ranks the importance of different issues, which can be helpful in determining if the candidate is a good fit for the position.</text:span></text:p>
      <text:p text:style-name="P23">====================================================================</text:p>
      <text:p text:style-name="P14"/>
      <text:p text:style-name="P14"/>
      <text:p text:style-name="P14"/>
      <text:p text:style-name="P14"/>
      <text:p text:style-name="P23">====================================================================</text:p>
      <text:p text:style-name="P24">Title :-<text:tab/>2.Patient care</text:p>
      <text:p text:style-name="P14">https://www.hiration.com/interview-prep/patient-care-technician-interview-questions/</text:p>
      <text:p text:style-name="P14"><text:span text:style-name="T1">Subject No </text:span><text:span text:style-name="T8">2</text:span></text:p>
      <text:p text:style-name="P14"/>
      <text:p text:style-name="P46"><text:span text:style-name="T12">Question No </text:span><text:span text:style-name="T13">1) What would you do if you saw someone violating the hospital policies?</text:span></text:p>
      <text:p text:style-name="P46"><text:span text:style-name="T13"/></text:p>
      <text:p text:style-name="P30"/>
      <text:p text:style-name="P14"/>
      <text:p text:style-name="P46"><text:span text:style-name="T17">Ans. I would report it to my supervisor because I want to make sure that the hospital is a safe place for patients and employees.</text:span></text:p>
      <text:p text:style-name="P14">................................................................................</text:p>
      <text:p text:style-name="P46"><text:span text:style-name="T12">Question No 2. -Why do you want to work in the ICU?</text:span></text:p>
      <text:p text:style-name="P14"/>
      <text:p text:style-name="P14"/>
      <text:p text:style-name="P46"><text:span text:style-name="T17">Ans.I want to work in the ICU because I enjoy working with patients who are critically ill. I am able to help them get better and return home.</text:span></text:p>
      <text:p text:style-name="P14">........................................................................................</text:p>
      <text:p text:style-name="P46"><text:span text:style-name="T12">Question No 3. What is customer service to you?</text:span></text:p>
      <text:p text:style-name="P30"/>
      <text:p text:style-name="P14"/>
      <text:p text:style-name="P46"><text:soft-page-break/><text:span text:style-name="T17">Ans.Customer service is being able to provide excellent care for patients and their families.</text:span></text:p>
      <text:p text:style-name="P46"><text:span text:style-name="T17"/></text:p>
      <text:p text:style-name="P14">........................................................................................</text:p>
      <text:p text:style-name="P46"><text:span text:style-name="T12">Question No 4.Tell me about a time when you had to deal with difficult patients.</text:span></text:p>
      <text:p text:style-name="P14"><text:span text:style-name="Strong_20_Emphasis">:</text:span> I had a patient who was very upset and refused to let me help her. I asked for help from another nurse and we were able to calm her down and get her to cooperate.</text:p>
      <text:p text:style-name="P14">........................................................................................</text:p>
      <text:p text:style-name="P46"><text:span text:style-name="T12">Question No 5. What is one situation where you could have put a patient in harm's way had you not corrected the mistake?</text:span></text:p>
      <text:p text:style-name="P46"><text:span text:style-name="T17">Ans.</text:span></text:p>
      <text:p text:style-name="P46"><text:span text:style-name="T17">I accidentally gave a patient a medication that was not prescribed for them. I realized my mistake and got the correct medication before the patient took it.</text:span></text:p>
      <text:p text:style-name="P23">====================================================================</text:p>
      <text:p text:style-name="P14"/>
      <text:p text:style-name="P23">====================================================================</text:p>
      <text:p text:style-name="P25">Title :-<text:tab/>Health Informatics</text:p>
      <text:p text:style-name="P14">https://climbtheladder.com/health-informatics-specialist-interview-questions/</text:p>
      <text:p text:style-name="P14"><text:span text:style-name="T1">Subject No </text:span><text:span text:style-name="T9">3</text:span></text:p>
      <text:p text:style-name="P14"/>
      <text:p text:style-name="P46"><text:span text:style-name="T12">Question No </text:span><text:span text:style-name="T13">1) </text:span><text:bookmark text:name="p1"/><text:span text:style-name="T13">What are some of the most important skills for a health informatics specialist to have?</text:span></text:p>
      <text:p text:style-name="P46"><text:span text:style-name="T13"/></text:p>
      <text:p text:style-name="P46"><text:span text:style-name="T13"/></text:p>
      <text:p text:style-name="P30"/>
      <text:p text:style-name="P14"/>
      <text:p text:style-name="P46"><text:span text:style-name="T17">Ans. </text:span><text:span text:style-name="Emphasis"><text:span text:style-name="T17">The two most important skills for a health informatics specialist are problem-solving and communication skills. These skills are essential because I am often working with other professionals who may not be familiar with technology or coding.</text:span></text:span></text:p>
      <text:p text:style-name="P14">................................................................................</text:p>
      <text:p text:style-name="P46"><text:span text:style-name="T12">Question No 2. -</text:span><text:bookmark text:name="p2"/><text:span text:style-name="T12">How would you describe the relationship between a health informatics specialist and a doctor?</text:span></text:p>
      <text:p text:style-name="P46"><text:span text:style-name="T12"/></text:p>
      <text:p text:style-name="P14"/>
      <text:p text:style-name="P14"/>
      <text:p text:style-name="P46"><text:span text:style-name="T17">Ans.</text:span><text:span text:style-name="Emphasis"><text:span text:style-name="T17">“I believe that a doctor’s primary responsibility is to provide quality care for patients while also educating them about their conditions. In my experience, I have found that doctors are often too busy to explain everything in detail or answer all of their patient’s questions.</text:span></text:span></text:p>
      <text:p text:style-name="P14">........................................................................................</text:p>
      <text:p text:style-name="P46"><text:span text:style-name="T12">Question No 3. </text:span><text:bookmark text:name="p5"/><text:span text:style-name="T12">If a doctor asked you about the latest research on a specific disease, how would you go about finding the information?</text:span></text:p>
      <text:p text:style-name="P46"><text:span text:style-name="T12"/></text:p>
      <text:p text:style-name="P30"/>
      <text:p text:style-name="P14"/>
      <text:p text:style-name="P46"><text:span text:style-name="T17">Ans.</text:span><text:span text:style-name="Emphasis"><text:span text:style-name="T17">“I have experience researching for both school projects and my own personal interest, so I know how to search for information online. If a doctor asked me about the latest research on a specific disease, I would first look at medical journals and databases to see what recent studies were published. From there, I would read through each study to determine if it was relevant to the patient’s situation.”</text:span></text:span></text:p>
      <text:p text:style-name="P46"><text:span text:style-name="T17"/></text:p>
      <text:p text:style-name="P14">........................................................................................</text:p>
      <text:p text:style-name="P46"><text:span text:style-name="T12">Question No 4.</text:span><text:bookmark text:name="p6"/><text:span text:style-name="T12">What would you do if you noticed a discrepancy in patient records?</text:span></text:p>
      <text:p text:style-name="P46"><text:span text:style-name="T12"/></text:p>
      <text:p text:style-name="P46"><text:soft-page-break/><text:span text:style-name="T12"/></text:p>
      <text:p text:style-name="P14"><text:span text:style-name="Emphasis">“In my last role as a health informatics specialist, I noticed that one of our patients had two different addresses listed on their record. This was an important piece of information because we needed to know which address they were currently living at so we could send them their test results. </text:span></text:p>
      <text:p text:style-name="P14">........................................................................................</text:p>
      <text:p text:style-name="P46"><text:span text:style-name="T12">Question No 5. </text:span><text:bookmark text:name="p7"/><text:span text:style-name="T12">How well do you understand HIPAA regulations?</text:span></text:p>
      <text:p text:style-name="P46"><text:span text:style-name="T12"/></text:p>
      <text:p text:style-name="P46"><text:span text:style-name="T17">Ans.</text:span></text:p>
      <text:p text:style-name="P46"><text:span text:style-name="Emphasis"><text:span text:style-name="T17">“I am very familiar with HIPAA regulations because I worked for a hospital where we had to comply with these rules. As a health informatics specialist, it was my job to make sure all employees understood the privacy standards and implemented them correctly. </text:span></text:span></text:p>
      <text:p text:style-name="P23">====================================================================</text:p>
      <text:p text:style-name="P14"/>
      <text:p text:style-name="P14"/>
      <text:p text:style-name="P14"/>
      <text:p text:style-name="P14"/>
      <text:p text:style-name="P16"/>
      <text:p text:style-name="P25">====================================================================</text:p>
      <text:p text:style-name="P25">Title :-<text:tab/>Nursing</text:p>
      <text:p text:style-name="P25">https://www.aspen.edu/altitude/common-nursing-interview-questions/#0</text:p>
      <text:p text:style-name="P16"><text:span text:style-name="T1">Subject No </text:span><text:span text:style-name="T9">4</text:span></text:p>
      <text:p text:style-name="P16"/>
      <text:p text:style-name="P47"><text:span text:style-name="T12">Question No </text:span><text:span text:style-name="T13">1) </text:span><text:span text:style-name="Emphasis"><text:span text:style-name="Strong_20_Emphasis"><text:span text:style-name="T15">How do you explain medications, treatments, or healthcare situations without using a lot of medical or healthcare jargon?</text:span></text:span></text:span></text:p>
      <text:p text:style-name="P47"><text:span text:style-name="T13"/></text:p>
      <text:p text:style-name="P31"/>
      <text:p text:style-name="P16"/>
      <text:p text:style-name="P47"><text:span text:style-name="Emphasis"><text:span text:style-name="T17">A</text:span></text:span><text:span text:style-name="Emphasis"><text:span text:style-name="T20">ns</text:span></text:span><text:span text:style-name="T24">.</text:span><text:span text:style-name="T30">atients have different educational backgrounds and understanding of their healthcare and health terms. When I was a </text:span><text:a xlink:type="simple" xlink:href="https://www.aspen.edu/altitude/covid19-nursing-home-health-care/" text:style-name="Internet_20_link" text:visited-style-name="Visited_20_Internet_20_Link"><text:span text:style-name="T30">home healthcare nurse</text:span></text:a><text:span text:style-name="T30">, many of my patients did not understand specific medical terms. So, I used terminology they understood. Instead of edema, I used swelling. For hypertension, I used high blood pressure. And instead of saying gastroesophageal reflux, I used acid reflux. I made sure they understood what I was saying by asking them to repeat what they heard until they could accurately repeat it in a way that made sense to them.</text:span></text:p>
      <text:p text:style-name="P47"><text:span text:style-name="T24">...............................................................................</text:span></text:p>
      <text:p text:style-name="P47"><text:span text:style-name="T12">Question No 2. </text:span></text:p>
      <text:p text:style-name="P16"><text:span text:style-name="Emphasis"><text:span text:style-name="Strong_20_Emphasis"><text:span text:style-name="T29">Describe a time a patient was really happy with your care or a time you went above and beyond for a patient?</text:span></text:span></text:span></text:p>
      <text:p text:style-name="P16"/>
      <text:p text:style-name="P47"><text:span text:style-name="T17">Ans.</text:span><text:span text:style-name="T21">I once had a patient who continued to be readmitted to the hospital because of congestive heart failure (CHF). When I came on my shift and started talking with her, I realized she was newly diagnosed with CHF and did not understand the dietary restrictions. So, I took the time to explain what a fluid restriction and no added salt diet was. </text:span></text:p>
      <text:p text:style-name="P47"><text:span text:style-name="T24">...............................................................................</text:span></text:p>
      <text:p text:style-name="P47"><text:span text:style-name="T12">Question No 3.</text:span><text:span text:style-name="Emphasis"><text:span text:style-name="Strong_20_Emphasis"><text:span text:style-name="T15">Describe a situation when you had to work with a difficult coworker. What was the problem, and how did you resolve it?</text:span></text:span></text:span></text:p>
      <text:p text:style-name="P31"/>
      <text:p text:style-name="P47"><text:span text:style-name="Emphasis"><text:span text:style-name="T20">Ans:</text:span></text:span><text:span text:style-name="Emphasis"><text:span text:style-name="T22">I had a coworker who worked the opposite shift of me, who would rush me when she gave report during the handoff. Often, she would only give me partial information about a patient, and sometimes I received no information at all. It was frustrating to me, and it caused tension between us. One day, I came to work ten minutes early. I politely informed her that her handoffs often caused misinformation about our patients.</text:span></text:span></text:p>
      <text:p text:style-name="P47"><text:soft-page-break/><text:span text:style-name="T17"/></text:p>
      <text:p text:style-name="P16">........................................................................................</text:p>
      <text:p text:style-name="P47"><text:span text:style-name="T12">Question No 4</text:span><text:span text:style-name="Emphasis"><text:span text:style-name="Strong_20_Emphasis"><text:span text:style-name="T15">What do you do when you don’t know an answer to a patient’s question or how to address a situation?</text:span></text:span></text:span></text:p>
      <text:p text:style-name="P47"><text:span text:style-name="T12"/></text:p>
      <text:p text:style-name="P48"><text:span text:style-name="T12">When I start my shift, I go over patients’ diagnoses and medications. If I’m unfamiliar with anything, I do quick research and learn what I need to know. It could be about signs and symptoms, prognosis, side effects of medications, adverse reactions, contraindications, etc. </text:span></text:p>
      <text:p text:style-name="P16">........................................................................................</text:p>
      <text:p text:style-name="P47"><text:span text:style-name="T12">Question No 5. </text:span><text:span text:style-name="Emphasis"><text:span text:style-name="Strong_20_Emphasis"><text:span text:style-name="T15">What do you like most about being a nurse?</text:span></text:span></text:span></text:p>
      <text:p text:style-name="P47"><text:span text:style-name="T12"/></text:p>
      <text:p text:style-name="P47"><text:span text:style-name="T17">Ans.</text:span><text:span text:style-name="Emphasis"><text:span text:style-name="T23">There are a lot of things that I like about being a nurse. I enjoy helping people and making a difference in their lives. I also like the challenges that come with the job and the opportunity to learn new things.</text:span></text:span></text:p>
      <text:p text:style-name="P47"><text:span text:style-name="T10">====================================================================</text:span></text:p>
      <text:p text:style-name="P16"/>
      <text:p text:style-name="P16"/>
      <text:p text:style-name="P16"/>
      <text:p text:style-name="P16"/>
      <text:p text:style-name="P16"/>
      <text:p text:style-name="P16"/>
      <text:p text:style-name="P25">====================================================================</text:p>
      <text:p text:style-name="P25">Title :-Healthcare Management</text:p>
      <text:p text:style-name="P16"><text:span text:style-name="T1">https://www.indeed.com/career-advice/interviewing/healthcare-administration-interview-questions</text:span></text:p>
      <text:p text:style-name="P16"><text:span text:style-name="T1">Subject No </text:span><text:span text:style-name="T9">3</text:span></text:p>
      <text:p text:style-name="P16"/>
      <text:p text:style-name="P47"><text:span text:style-name="T12">Question No </text:span><text:span text:style-name="T13">1) How would you define a successful administrator?</text:span></text:p>
      <text:p text:style-name="P31"/>
      <text:p text:style-name="P16"/>
      <text:p text:style-name="P47"><text:span text:style-name="Emphasis"><text:span text:style-name="T17">A</text:span></text:span><text:span text:style-name="Emphasis"><text:span text:style-name="T20">ns</text:span></text:span><text:span text:style-name="T24">.</text:span>"I believe a successful healthcare administrator is one who prioritizes patient outcomes at every level of administration. The job of a healthcare administrator is to ensure that patients receive the best quality of care from their organization, and that means implementing policies, managing budgets and developing an exceptional team of practitioners to deliver excellent service."</text:p>
      <text:p text:style-name="P47"><text:span text:style-name="T24">...............................................................................</text:span></text:p>
      <text:p text:style-name="P47"><text:span text:style-name="T12">Question No 2. As a healthcare administrator, what is your strategy for communicating issues between various hospital departments?</text:span></text:p>
      <text:p text:style-name="P47"><text:span text:style-name="T12"/></text:p>
      <text:p text:style-name="P16"/>
      <text:p text:style-name="P16"/>
      <text:p text:style-name="P47"><text:span text:style-name="T17">Ans."If an issue arises, I would start by making sure I have all the information regarding the problem. Then I would determine what the highest priority is for communicating the issue. Depending on the issue, I may schedule a meeting that includes any necessary representatives from the affected departments, or I may simply send an email or make a phone call to clarify the issue with the department</text:span></text:p>
      <text:p text:style-name="P47"><text:span text:style-name="T24">...............................................................................</text:span></text:p>
      <text:p text:style-name="P47"><text:span text:style-name="T12">Question No 3.When was a time you had to deal with a disagreement with a coworker? How did you handle it?</text:span></text:p>
      <text:p text:style-name="P47"><text:span text:style-name="T12"/></text:p>
      <text:p text:style-name="P31"/>
      <text:p text:style-name="P47"><text:span text:style-name="Emphasis"><text:span text:style-name="T20">Ans:"When I first graduated, I accepted an assistant administrator position. Because I was new to the position, I expected a lot of supervision and feedback from my manager. However, he rarely </text:span></text:span><text:soft-page-break/><text:span text:style-name="Emphasis"><text:span text:style-name="T20">made himself available for me to request feedback on my work. Eventually, I scheduled a meeting with him and explained how the lack of feedback made me feel uncertain about my work. </text:span></text:span></text:p>
      <text:p text:style-name="P47"><text:span text:style-name="T17"/></text:p>
      <text:p text:style-name="P16">........................................................................................</text:p>
      <text:p text:style-name="P47"><text:span text:style-name="T12">Question No 4How do you ensure your organization delivers the best quality of care for all its patients?</text:span></text:p>
      <text:p text:style-name="P47"><text:span text:style-name="T12"/></text:p>
      <text:p text:style-name="P47"><text:span text:style-name="T12">"I believe that delivering the best quality of patient care starts with exceptional leadership. To me, a leader is someone who responds proactively to make the most of the latest healthcare research and technology. They always look to improve on current policies, and they take an active interest in the professional development of their healthcare team</text:span></text:p>
      <text:p text:style-name="P47"><text:span text:style-name="T12"/></text:p>
      <text:p text:style-name="P16">........................................................................................</text:p>
      <text:p text:style-name="P47"><text:span text:style-name="T12">Question No 5. What qualities distinguish you from other healthcare administrators?</text:span></text:p>
      <text:p text:style-name="P47"><text:span text:style-name="T12"/></text:p>
      <text:p text:style-name="P47"><text:span text:style-name="T17">Ans.One quality that distinguishes me from others in my field is my </text:span><text:a xlink:type="simple" xlink:href="https://www.indeed.com/career-advice/career-development/time-management-skills?from=careerguide-autohyperlink-en-US" office:target-frame-name="_blank" xlink:show="new" text:style-name="Internet_20_link" text:visited-style-name="Visited_20_Internet_20_Link">time management</text:a><text:span text:style-name="T17">. I have always excelled at organizing my time to complete projects well before deadlines. Additionally, when emergencies arise or priorities change, I have the flexibility to manage those changes while still completing the essential work on time and within the established budget.</text:span></text:p>
      <text:p text:style-name="P47"><text:span text:style-name="T10">====================================================================</text:span></text:p>
      <text:p text:style-name="P16"/>
      <text:p text:style-name="P16"/>
      <text:p text:style-name="P16"/>
      <text:p text:style-name="P16"/>
      <text:p text:style-name="P16">*************************************</text:p>
      <text:p text:style-name="P16">**********</text:p>
      <text:p text:style-name="P16"/>
      <text:p text:style-name="P16"/>
      <text:p text:style-name="P16"/>
      <text:p text:style-name="P16"/>
      <text:p text:style-name="P16"/>
      <text:p text:style-name="P16"/>
      <text:p text:style-name="P16"/>
      <text:p text:style-name="P16"/>
      <text:p text:style-name="P16"/>
      <text:p text:style-name="P25">====================================================================</text:p>
      <text:p text:style-name="P25">Title :-<text:tab/>Health Informatics</text:p>
      <text:p text:style-name="P16">https://climbtheladder.com/health-informatics-specialist-interview-questions/</text:p>
      <text:p text:style-name="P16"><text:span text:style-name="T1">Subject No </text:span><text:span text:style-name="T9">3</text:span></text:p>
      <text:p text:style-name="P16"/>
      <text:p text:style-name="P47"><text:span text:style-name="T12">Question No </text:span><text:span text:style-name="T13">1) </text:span></text:p>
      <text:p text:style-name="P47"><text:span text:style-name="T13"/></text:p>
      <text:p text:style-name="P31"/>
      <text:p text:style-name="P16"/>
      <text:p text:style-name="P47"><text:span text:style-name="Emphasis"><text:span text:style-name="T17">A</text:span></text:span><text:span text:style-name="Emphasis"><text:span text:style-name="T20">ns</text:span></text:span><text:span text:style-name="T24">.</text:span></text:p>
      <text:p text:style-name="P47"><text:span text:style-name="T24">...............................................................................</text:span></text:p>
      <text:p text:style-name="P47"><text:span text:style-name="T12">Question No 2. </text:span></text:p>
      <text:p text:style-name="P16"/>
      <text:p text:style-name="P16"/>
      <text:p text:style-name="P47"><text:span text:style-name="T17">Ans.</text:span></text:p>
      <text:p text:style-name="P47"><text:span text:style-name="T24">...............................................................................</text:span></text:p>
      <text:p text:style-name="P47"><text:span text:style-name="T12">Question No 3.</text:span></text:p>
      <text:p text:style-name="P31"><text:soft-page-break/></text:p>
      <text:p text:style-name="P47"><text:span text:style-name="Emphasis"><text:span text:style-name="T20">Ans:</text:span></text:span></text:p>
      <text:p text:style-name="P47"><text:span text:style-name="T17"/></text:p>
      <text:p text:style-name="P16">........................................................................................</text:p>
      <text:p text:style-name="P47"><text:span text:style-name="T12">Question No 4</text:span></text:p>
      <text:p text:style-name="P47"><text:span text:style-name="T12"/></text:p>
      <text:p text:style-name="P16">........................................................................................</text:p>
      <text:p text:style-name="P47"><text:span text:style-name="T12">Question No 5. </text:span></text:p>
      <text:p text:style-name="P47"><text:span text:style-name="T17">Ans.</text:span></text:p>
      <text:p text:style-name="P47"><text:span text:style-name="T10">====================================================================</text:span></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1T08:49:52.956041275</meta:creation-date>
    <dc:date>2023-12-31T14:07:16.629453680</dc:date>
    <meta:editing-duration>PT15M39S</meta:editing-duration>
    <meta:editing-cycles>3</meta:editing-cycles>
    <meta:generator>LibreOffice/7.3.7.2$Linux_X86_64 LibreOffice_project/30$Build-2</meta:generator>
    <meta:document-statistic meta:table-count="0" meta:image-count="0" meta:object-count="0" meta:page-count="27" meta:paragraph-count="505" meta:word-count="7761" meta:character-count="56544" meta:non-whitespace-character-count="49230"/>
  </office:meta>
</office:document-meta>
</file>